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6ed8f" officeooo:paragraph-rsid="0016ed8f"/>
    </style:style>
    <style:style style:name="P2" style:family="paragraph" style:parent-style-name="Text_20_body">
      <style:text-properties officeooo:rsid="00467403" officeooo:paragraph-rsid="0016ed8f"/>
    </style:style>
    <style:style style:name="P3" style:family="paragraph" style:parent-style-name="Text_20_body">
      <style:text-properties fo:language="pt" fo:country="BR" officeooo:rsid="002fad3c" officeooo:paragraph-rsid="0016ed8f"/>
    </style:style>
    <style:style style:name="P4" style:family="paragraph" style:parent-style-name="Text_20_body">
      <style:text-properties fo:language="pt" fo:country="BR" officeooo:rsid="003560a6" officeooo:paragraph-rsid="0016ed8f"/>
    </style:style>
    <style:style style:name="P5" style:family="paragraph" style:parent-style-name="Text_20_body">
      <style:text-properties fo:language="pt" fo:country="BR" officeooo:rsid="003277a7" officeooo:paragraph-rsid="0016ed8f"/>
    </style:style>
    <style:style style:name="P6" style:family="paragraph" style:parent-style-name="Text_20_body">
      <style:text-properties fo:language="pt" fo:country="BR" officeooo:rsid="002c5fa4" officeooo:paragraph-rsid="0016ed8f"/>
    </style:style>
    <style:style style:name="P7" style:family="paragraph" style:parent-style-name="Text_20_body">
      <style:text-properties fo:language="pt" fo:country="BR" officeooo:rsid="000c1da1" officeooo:paragraph-rsid="0016ed8f"/>
    </style:style>
    <style:style style:name="P8" style:family="paragraph" style:parent-style-name="Text_20_body">
      <style:text-properties fo:language="pt" fo:country="BR" officeooo:rsid="0043f82c" officeooo:paragraph-rsid="0016ed8f"/>
    </style:style>
    <style:style style:name="P9" style:family="paragraph" style:parent-style-name="Text_20_body">
      <style:text-properties fo:language="pt" fo:country="BR" officeooo:rsid="00455a78" officeooo:paragraph-rsid="0016ed8f"/>
    </style:style>
    <style:style style:name="P10" style:family="paragraph" style:parent-style-name="Text_20_body">
      <style:text-properties fo:language="pt" fo:country="BR" officeooo:rsid="004d337a" officeooo:paragraph-rsid="0016ed8f"/>
    </style:style>
    <style:style style:name="P11" style:family="paragraph" style:parent-style-name="Text_20_body">
      <style:text-properties fo:language="pt" fo:country="BR" officeooo:rsid="004f22f0" officeooo:paragraph-rsid="0016ed8f"/>
    </style:style>
    <style:style style:name="P12" style:family="paragraph" style:parent-style-name="Text_20_body">
      <style:text-properties fo:language="pt" fo:country="BR" officeooo:paragraph-rsid="0016ed8f"/>
    </style:style>
    <style:style style:name="P13" style:family="paragraph" style:parent-style-name="Text_20_body">
      <style:text-properties fo:language="pt" fo:country="BR" officeooo:paragraph-rsid="0020a0e8"/>
    </style:style>
    <style:style style:name="P14" style:family="paragraph" style:parent-style-name="Text_20_body">
      <style:text-properties fo:language="pt" fo:country="BR" officeooo:paragraph-rsid="002bbd4f"/>
    </style:style>
    <style:style style:name="P15" style:family="paragraph" style:parent-style-name="Text_20_body">
      <style:text-properties style:font-name="Liberation Mono" fo:language="pt" fo:country="BR" officeooo:rsid="0017dc1c" officeooo:paragraph-rsid="0016ed8f"/>
    </style:style>
    <style:style style:name="P16" style:family="paragraph" style:parent-style-name="Text_20_body">
      <style:text-properties style:font-name="Liberation Mono" fo:language="pt" fo:country="BR" officeooo:rsid="00455a78" officeooo:paragraph-rsid="0016ed8f"/>
    </style:style>
    <style:style style:name="P17" style:family="paragraph" style:parent-style-name="Text_20_body">
      <style:text-properties style:font-name="Times New Roman" fo:language="pt" fo:country="BR" officeooo:rsid="004783c9" officeooo:paragraph-rsid="0016ed8f"/>
    </style:style>
    <style:style style:name="P18" style:family="paragraph" style:parent-style-name="Text_20_body">
      <style:text-properties style:font-name="Times New Roman" fo:language="pt" fo:country="BR" officeooo:rsid="0056a947" officeooo:paragraph-rsid="0016ed8f"/>
    </style:style>
    <style:style style:name="P19" style:family="paragraph" style:parent-style-name="Text_20_body">
      <style:text-properties style:font-name="Times New Roman" fo:language="pt" fo:country="BR" officeooo:rsid="001c4667" officeooo:paragraph-rsid="0020a0e8"/>
    </style:style>
    <style:style style:name="P20" style:family="paragraph" style:parent-style-name="Text_20_body">
      <style:text-properties style:font-name="Times New Roman" fo:language="pt" fo:country="BR" officeooo:rsid="001f5f5a" officeooo:paragraph-rsid="0020a0e8"/>
    </style:style>
    <style:style style:name="P21" style:family="paragraph" style:parent-style-name="Text_20_body">
      <style:text-properties officeooo:rsid="0047bb7f" officeooo:paragraph-rsid="0016ed8f"/>
    </style:style>
    <style:style style:name="P22" style:family="paragraph" style:parent-style-name="Text_20_body">
      <style:text-properties fo:color="#ff0000" officeooo:rsid="005be90b" officeooo:paragraph-rsid="0016ed8f"/>
    </style:style>
    <style:style style:name="P23" style:family="paragraph" style:parent-style-name="Text_20_body">
      <style:text-properties fo:color="#ff0000" fo:language="pt" fo:country="BR" officeooo:rsid="005cb420" officeooo:paragraph-rsid="0016ed8f"/>
    </style:style>
    <style:style style:name="P24" style:family="paragraph" style:parent-style-name="Text_20_body">
      <style:text-properties officeooo:rsid="003efa25" officeooo:paragraph-rsid="0016ed8f"/>
    </style:style>
    <style:style style:name="P25" style:family="paragraph" style:parent-style-name="Text_20_body">
      <style:text-properties officeooo:paragraph-rsid="0016ed8f"/>
    </style:style>
    <style:style style:name="P26" style:family="paragraph" style:parent-style-name="Text_20_body">
      <style:text-properties officeooo:paragraph-rsid="0020a0e8"/>
    </style:style>
    <style:style style:name="P27" style:family="paragraph" style:parent-style-name="Text_20_body">
      <style:text-properties style:use-window-font-color="true" fo:font-weight="normal" officeooo:rsid="00277700" officeooo:paragraph-rsid="00248eb0" style:font-weight-asian="normal" style:font-weight-complex="normal"/>
    </style:style>
    <style:style style:name="P28" style:family="paragraph" style:parent-style-name="Text_20_body">
      <style:text-properties style:use-window-font-color="true" fo:font-weight="normal" officeooo:rsid="0025ef38" officeooo:paragraph-rsid="00248eb0" style:font-weight-asian="normal" style:font-weight-complex="normal"/>
    </style:style>
    <style:style style:name="P29" style:family="paragraph" style:parent-style-name="Text_20_body">
      <style:text-properties style:use-window-font-color="true" officeooo:rsid="0025ef38" officeooo:paragraph-rsid="00248eb0"/>
    </style:style>
    <style:style style:name="P30" style:family="paragraph" style:parent-style-name="Text_20_body">
      <style:text-properties style:use-window-font-color="true" style:font-name="Times New Roman" fo:font-weight="normal" officeooo:rsid="00277700" officeooo:paragraph-rsid="00248eb0" style:font-weight-asian="normal" style:font-weight-complex="normal"/>
    </style:style>
    <style:style style:name="P31" style:family="paragraph" style:parent-style-name="Text_20_body">
      <style:text-properties officeooo:paragraph-rsid="00248eb0"/>
    </style:style>
    <style:style style:name="P32" style:family="paragraph" style:parent-style-name="Text_20_body">
      <style:text-properties officeooo:rsid="001ac03f" officeooo:paragraph-rsid="00248eb0"/>
    </style:style>
    <style:style style:name="P33" style:family="paragraph" style:parent-style-name="Text_20_body">
      <style:text-properties fo:font-weight="normal" officeooo:paragraph-rsid="00248eb0" style:font-weight-asian="normal" style:font-weight-complex="normal"/>
    </style:style>
    <style:style style:name="P34" style:family="paragraph" style:parent-style-name="Text_20_body">
      <style:text-properties officeooo:rsid="001f227a" officeooo:paragraph-rsid="001f227a"/>
    </style:style>
    <style:style style:name="P35" style:family="paragraph" style:parent-style-name="Text_20_body">
      <style:text-properties officeooo:rsid="001efd82" officeooo:paragraph-rsid="0020a0e8"/>
    </style:style>
    <style:style style:name="P36" style:family="paragraph" style:parent-style-name="Text_20_body">
      <style:text-properties officeooo:rsid="001752c8" officeooo:paragraph-rsid="001752c8"/>
    </style:style>
    <style:style style:name="P37" style:family="paragraph" style:parent-style-name="Text_20_body">
      <style:text-properties officeooo:paragraph-rsid="002bbd4f"/>
    </style:style>
    <style:style style:name="P38" style:family="paragraph" style:parent-style-name="Text_20_body">
      <style:text-properties officeooo:rsid="0020a0e8" officeooo:paragraph-rsid="0020a0e8"/>
    </style:style>
    <style:style style:name="P39" style:family="paragraph" style:parent-style-name="Text_20_body">
      <style:text-properties officeooo:rsid="002bbd4f" officeooo:paragraph-rsid="002bbd4f"/>
    </style:style>
    <style:style style:name="P40" style:family="paragraph" style:parent-style-name="Text_20_body">
      <style:text-properties officeooo:rsid="001d5bce" officeooo:paragraph-rsid="002fd24e"/>
    </style:style>
    <style:style style:name="P41" style:family="paragraph" style:parent-style-name="Subtitle">
      <style:text-properties officeooo:rsid="0020a0e8" officeooo:paragraph-rsid="0020a0e8"/>
    </style:style>
    <style:style style:name="P42" style:family="paragraph" style:parent-style-name="Heading_20_3">
      <style:text-properties officeooo:paragraph-rsid="0016ed8f"/>
    </style:style>
    <style:style style:name="P43" style:family="paragraph" style:parent-style-name="Heading_20_3">
      <style:text-properties officeooo:rsid="00123eb2" officeooo:paragraph-rsid="00248eb0"/>
    </style:style>
    <style:style style:name="P44" style:family="paragraph" style:parent-style-name="Heading_20_3">
      <style:text-properties officeooo:rsid="0017a842" officeooo:paragraph-rsid="00248eb0"/>
    </style:style>
    <style:style style:name="P45" style:family="paragraph" style:parent-style-name="Heading_20_3">
      <style:text-properties officeooo:rsid="001ac03f" officeooo:paragraph-rsid="00248eb0"/>
    </style:style>
    <style:style style:name="P46" style:family="paragraph" style:parent-style-name="Heading_20_3">
      <style:text-properties officeooo:rsid="001e899d" officeooo:paragraph-rsid="00248eb0"/>
    </style:style>
    <style:style style:name="P47" style:family="paragraph" style:parent-style-name="Heading_20_2">
      <style:text-properties officeooo:rsid="002438f3" officeooo:paragraph-rsid="002bbd4f"/>
    </style:style>
    <style:style style:name="P48" style:family="paragraph" style:parent-style-name="Heading_20_2">
      <style:text-properties officeooo:paragraph-rsid="0020a0e8"/>
    </style:style>
    <style:style style:name="P49" style:family="paragraph" style:parent-style-name="Heading_20_2">
      <style:text-properties officeooo:paragraph-rsid="0016ed8f"/>
    </style:style>
    <style:style style:name="P50" style:family="paragraph" style:parent-style-name="Heading_20_2">
      <style:text-properties officeooo:rsid="0024e800" officeooo:paragraph-rsid="0024e800"/>
    </style:style>
    <style:style style:name="P51" style:family="paragraph" style:parent-style-name="Heading_20_2">
      <style:text-properties officeooo:paragraph-rsid="00297e0e"/>
    </style:style>
    <style:style style:name="P52" style:family="paragraph" style:parent-style-name="Preformatted_20_Text" style:list-style-name="L24">
      <style:text-properties style:font-name="Liberation Mono" fo:font-size="12pt" fo:language="pt" fo:country="BR" officeooo:rsid="004783c9" officeooo:paragraph-rsid="0016ed8f" style:font-size-asian="12pt" style:font-size-complex="12pt"/>
    </style:style>
    <style:style style:name="P53" style:family="paragraph" style:parent-style-name="Preformatted_20_Text" style:list-style-name="L24">
      <style:text-properties style:font-name="Liberation Mono" fo:font-size="12pt" fo:language="pt" fo:country="BR" officeooo:paragraph-rsid="0016ed8f" style:font-size-asian="12pt" style:font-size-complex="12pt"/>
    </style:style>
    <style:style style:name="P54" style:family="paragraph" style:parent-style-name="Heading_20_1">
      <style:text-properties officeooo:rsid="001f227a" officeooo:paragraph-rsid="001f227a"/>
    </style:style>
    <style:style style:name="P55" style:family="paragraph" style:parent-style-name="Heading_20_1">
      <style:text-properties officeooo:rsid="00248eb0" officeooo:paragraph-rsid="00248eb0"/>
    </style:style>
    <style:style style:name="P56" style:family="paragraph" style:parent-style-name="Text_20_body" style:list-style-name="L1">
      <style:text-properties officeooo:paragraph-rsid="001f227a"/>
    </style:style>
    <style:style style:name="P57" style:family="paragraph" style:parent-style-name="Text_20_body" style:list-style-name="L1">
      <style:text-properties officeooo:paragraph-rsid="001f5f5a"/>
    </style:style>
    <style:style style:name="P58" style:family="paragraph" style:parent-style-name="Text_20_body" style:list-style-name="L1">
      <style:text-properties officeooo:paragraph-rsid="0031cca8"/>
    </style:style>
    <style:style style:name="P59" style:family="paragraph" style:parent-style-name="Text_20_body" style:list-style-name="L1">
      <style:text-properties officeooo:rsid="002abbb1" officeooo:paragraph-rsid="002abbb1"/>
    </style:style>
    <style:style style:name="P60" style:family="paragraph" style:parent-style-name="Text_20_body" style:list-style-name="L1">
      <style:text-properties officeooo:rsid="001f227a" officeooo:paragraph-rsid="001f227a"/>
    </style:style>
    <style:style style:name="P61" style:family="paragraph" style:parent-style-name="Text_20_body" style:list-style-name="L2">
      <style:text-properties officeooo:rsid="0025185d" officeooo:paragraph-rsid="002bbd4f"/>
    </style:style>
    <style:style style:name="P62" style:family="paragraph" style:parent-style-name="Text_20_body" style:list-style-name="L3">
      <style:text-properties fo:font-weight="bold" style:font-weight-asian="bold" style:font-weight-complex="bold"/>
    </style:style>
    <style:style style:name="P63" style:family="paragraph" style:parent-style-name="Text_20_body" style:list-style-name="L4">
      <style:text-properties fo:font-weight="bold" style:font-weight-asian="bold" style:font-weight-complex="bold"/>
    </style:style>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6">
      <style:text-properties style:font-name="Times New Roman" fo:language="pt" fo:country="BR" officeooo:rsid="001f5f5a" officeooo:paragraph-rsid="0020a0e8"/>
    </style:style>
    <style:style style:name="P66" style:family="paragraph" style:parent-style-name="Text_20_body" style:list-style-name="L7">
      <style:text-properties officeooo:paragraph-rsid="001952d9"/>
    </style:style>
    <style:style style:name="P67" style:family="paragraph" style:parent-style-name="Text_20_body" style:list-style-name="L7">
      <style:text-properties officeooo:paragraph-rsid="001d4026"/>
    </style:style>
    <style:style style:name="P68" style:family="paragraph" style:parent-style-name="Text_20_body" style:list-style-name="L7">
      <style:text-properties officeooo:rsid="001752c8" officeooo:paragraph-rsid="001752c8"/>
    </style:style>
    <style:style style:name="P69" style:family="paragraph" style:parent-style-name="Text_20_body" style:list-style-name="L7">
      <style:text-properties officeooo:rsid="001752c8" officeooo:paragraph-rsid="0017e4e1"/>
    </style:style>
    <style:style style:name="P70" style:family="paragraph" style:parent-style-name="Text_20_body" style:list-style-name="L7">
      <style:text-properties officeooo:rsid="001b0f07" officeooo:paragraph-rsid="001b0f07"/>
    </style:style>
    <style:style style:name="P71" style:family="paragraph" style:parent-style-name="Text_20_body" style:list-style-name="L8">
      <style:text-properties style:font-name="Liberation Mono" fo:language="pt" fo:country="BR" officeooo:rsid="0017dc1c" officeooo:paragraph-rsid="0016ed8f"/>
    </style:style>
    <style:style style:name="P72" style:family="paragraph" style:parent-style-name="Text_20_body" style:list-style-name="L12">
      <style:text-properties style:font-name="Liberation Mono" fo:language="pt" fo:country="BR" officeooo:rsid="006c2239" officeooo:paragraph-rsid="0016ed8f"/>
    </style:style>
    <style:style style:name="P73" style:family="paragraph" style:parent-style-name="Text_20_body" style:list-style-name="L13">
      <style:text-properties style:font-name="Liberation Mono" fo:language="pt" fo:country="BR" officeooo:paragraph-rsid="0016ed8f"/>
    </style:style>
    <style:style style:name="P74" style:family="paragraph" style:parent-style-name="Text_20_body" style:list-style-name="L18">
      <style:text-properties style:font-name="Liberation Mono" fo:language="pt" fo:country="BR" officeooo:paragraph-rsid="0016ed8f"/>
    </style:style>
    <style:style style:name="P75" style:family="paragraph" style:parent-style-name="Text_20_body" style:list-style-name="L19">
      <style:text-properties style:font-name="Liberation Mono" fo:language="pt" fo:country="BR" officeooo:paragraph-rsid="00270d51"/>
    </style:style>
    <style:style style:name="P76" style:family="paragraph" style:parent-style-name="Text_20_body" style:list-style-name="L21">
      <style:text-properties style:font-name="Liberation Mono" fo:language="pt" fo:country="BR" officeooo:rsid="0010771b" officeooo:paragraph-rsid="0016ed8f"/>
    </style:style>
    <style:style style:name="P77" style:family="paragraph" style:parent-style-name="Text_20_body" style:list-style-name="L27">
      <style:text-properties style:font-name="Liberation Mono" fo:language="pt" fo:country="BR" officeooo:rsid="0056a947" officeooo:paragraph-rsid="0016ed8f"/>
    </style:style>
    <style:style style:name="P78" style:family="paragraph" style:parent-style-name="Text_20_body" style:list-style-name="L28">
      <style:text-properties style:font-name="Liberation Mono" fo:language="pt" fo:country="BR" officeooo:rsid="0047bb7f" officeooo:paragraph-rsid="0016ed8f"/>
    </style:style>
    <style:style style:name="P79" style:family="paragraph" style:parent-style-name="Text_20_body" style:list-style-name="L20">
      <style:text-properties style:font-name="Liberation Mono" officeooo:paragraph-rsid="0016ed8f"/>
    </style:style>
    <style:style style:name="P80" style:family="paragraph" style:parent-style-name="Text_20_body" style:list-style-name="L29">
      <style:text-properties style:font-name="Liberation Mono" officeooo:rsid="003efa25" officeooo:paragraph-rsid="0016ed8f"/>
    </style:style>
    <style:style style:name="P81" style:family="paragraph" style:parent-style-name="Text_20_body" style:list-style-name="L9">
      <style:text-properties fo:language="pt" fo:country="BR" officeooo:paragraph-rsid="0016ed8f"/>
    </style:style>
    <style:style style:name="P82" style:family="paragraph" style:parent-style-name="Text_20_body" style:list-style-name="L10">
      <style:text-properties fo:language="pt" fo:country="BR" officeooo:paragraph-rsid="0016ed8f"/>
    </style:style>
    <style:style style:name="P83" style:family="paragraph" style:parent-style-name="Text_20_body" style:list-style-name="L12">
      <style:text-properties fo:language="pt" fo:country="BR" officeooo:paragraph-rsid="0016ed8f"/>
    </style:style>
    <style:style style:name="P84" style:family="paragraph" style:parent-style-name="Text_20_body" style:list-style-name="L13">
      <style:text-properties fo:language="pt" fo:country="BR" officeooo:paragraph-rsid="0016ed8f"/>
    </style:style>
    <style:style style:name="P85" style:family="paragraph" style:parent-style-name="Text_20_body" style:list-style-name="L14">
      <style:text-properties fo:language="pt" fo:country="BR" officeooo:paragraph-rsid="0016ed8f"/>
    </style:style>
    <style:style style:name="P86" style:family="paragraph" style:parent-style-name="Text_20_body" style:list-style-name="L15">
      <style:text-properties fo:language="pt" fo:country="BR" officeooo:paragraph-rsid="0016ed8f"/>
    </style:style>
    <style:style style:name="P87" style:family="paragraph" style:parent-style-name="Text_20_body" style:list-style-name="L16">
      <style:text-properties fo:language="pt" fo:country="BR" officeooo:rsid="002c5fa4" officeooo:paragraph-rsid="0016ed8f"/>
    </style:style>
    <style:style style:name="P88" style:family="paragraph" style:parent-style-name="Text_20_body" style:list-style-name="L16">
      <style:text-properties fo:language="pt" fo:country="BR" officeooo:rsid="001f3d64" officeooo:paragraph-rsid="0016ed8f"/>
    </style:style>
    <style:style style:name="P89" style:family="paragraph" style:parent-style-name="Text_20_body" style:list-style-name="L16">
      <style:text-properties fo:language="pt" fo:country="BR" officeooo:rsid="0020782e" officeooo:paragraph-rsid="0016ed8f"/>
    </style:style>
    <style:style style:name="P90" style:family="paragraph" style:parent-style-name="Text_20_body" style:list-style-name="L16">
      <style:text-properties fo:language="pt" fo:country="BR" officeooo:rsid="006ee0f9" officeooo:paragraph-rsid="0016ed8f"/>
    </style:style>
    <style:style style:name="P91" style:family="paragraph" style:parent-style-name="Text_20_body" style:list-style-name="L16">
      <style:text-properties fo:language="pt" fo:country="BR" fo:font-style="normal" officeooo:rsid="002c5fa4" officeooo:paragraph-rsid="0016ed8f" style:font-style-asian="normal" style:font-style-complex="normal"/>
    </style:style>
    <style:style style:name="P92" style:family="paragraph" style:parent-style-name="Text_20_body" style:list-style-name="L16">
      <style:text-properties fo:language="pt" fo:country="BR" fo:font-style="normal" officeooo:rsid="002939f2" officeooo:paragraph-rsid="0016ed8f" style:font-style-asian="normal" style:font-style-complex="normal"/>
    </style:style>
    <style:style style:name="P93" style:family="paragraph" style:parent-style-name="Text_20_body" style:list-style-name="L16">
      <style:text-properties fo:language="pt" fo:country="BR" fo:font-style="normal" officeooo:rsid="005e483b" officeooo:paragraph-rsid="0016ed8f" style:font-style-asian="normal" style:font-style-complex="normal"/>
    </style:style>
    <style:style style:name="P94" style:family="paragraph" style:parent-style-name="Text_20_body" style:list-style-name="L16">
      <style:text-properties fo:language="pt" fo:country="BR" fo:font-style="normal" officeooo:rsid="001f3d64" officeooo:paragraph-rsid="0016ed8f" style:font-style-asian="normal" style:font-style-complex="normal"/>
    </style:style>
    <style:style style:name="P95" style:family="paragraph" style:parent-style-name="Text_20_body" style:list-style-name="L16">
      <style:text-properties fo:language="pt" fo:country="BR" fo:font-style="normal" officeooo:rsid="005dafd6" officeooo:paragraph-rsid="0016ed8f" style:font-style-asian="normal" style:font-style-complex="normal"/>
    </style:style>
    <style:style style:name="P96" style:family="paragraph" style:parent-style-name="Text_20_body" style:list-style-name="L16">
      <style:text-properties fo:language="pt" fo:country="BR" officeooo:rsid="002939f2" officeooo:paragraph-rsid="0016ed8f"/>
    </style:style>
    <style:style style:name="P97" style:family="paragraph" style:parent-style-name="Text_20_body" style:list-style-name="L17">
      <style:text-properties fo:language="pt" fo:country="BR" officeooo:paragraph-rsid="0016ed8f"/>
    </style:style>
    <style:style style:name="P98" style:family="paragraph" style:parent-style-name="Text_20_body" style:list-style-name="L18">
      <style:text-properties fo:language="pt" fo:country="BR" officeooo:paragraph-rsid="0016ed8f"/>
    </style:style>
    <style:style style:name="P99" style:family="paragraph" style:parent-style-name="Text_20_body" style:list-style-name="L19">
      <style:text-properties fo:language="pt" fo:country="BR" officeooo:paragraph-rsid="00270d51"/>
    </style:style>
    <style:style style:name="P100" style:family="paragraph" style:parent-style-name="Text_20_body" style:list-style-name="L22">
      <style:text-properties fo:language="pt" fo:country="BR" officeooo:paragraph-rsid="0016ed8f"/>
    </style:style>
    <style:style style:name="P101" style:family="paragraph" style:parent-style-name="Text_20_body" style:list-style-name="L23">
      <style:text-properties fo:language="pt" fo:country="BR" officeooo:rsid="00455a78" officeooo:paragraph-rsid="0016ed8f"/>
    </style:style>
    <style:style style:name="P102" style:family="paragraph" style:parent-style-name="Text_20_body" style:list-style-name="L23">
      <style:text-properties fo:language="pt" fo:country="BR" officeooo:rsid="006d0c28" officeooo:paragraph-rsid="0016ed8f"/>
    </style:style>
    <style:style style:name="P103" style:family="paragraph" style:parent-style-name="Text_20_body" style:list-style-name="L25">
      <style:text-properties fo:language="pt" fo:country="BR" officeooo:rsid="004d337a" officeooo:paragraph-rsid="0016ed8f"/>
    </style:style>
    <style:style style:name="P104" style:family="paragraph" style:parent-style-name="Text_20_body" style:list-style-name="L26">
      <style:text-properties fo:language="pt" fo:country="BR" officeooo:paragraph-rsid="0016ed8f"/>
    </style:style>
    <style:style style:name="P105" style:family="paragraph" style:parent-style-name="Text_20_body" style:list-style-name="L10">
      <style:text-properties officeooo:paragraph-rsid="0016ed8f"/>
    </style:style>
    <style:style style:name="P106" style:family="paragraph" style:parent-style-name="Text_20_body" style:list-style-name="L11">
      <style:text-properties fo:font-size="12pt" fo:language="pt" fo:country="BR" officeooo:paragraph-rsid="0016ed8f"/>
    </style:style>
    <style:style style:name="P107" style:family="paragraph" style:parent-style-name="Text_20_body" style:list-style-name="L11">
      <style:text-properties fo:color="#000000" style:font-name="Liberation Mono" fo:font-size="12pt" fo:language="pt" fo:country="BR" style:text-underline-style="none" officeooo:paragraph-rsid="0016ed8f"/>
    </style:style>
    <style:style style:name="P108" style:family="paragraph" style:parent-style-name="Text_20_body" style:list-style-name="L30"/>
    <style:style style:name="P109" style:family="paragraph" style:parent-style-name="Text_20_body" style:list-style-name="L30">
      <style:text-properties officeooo:paragraph-rsid="00280977"/>
    </style:style>
    <style:style style:name="P110" style:family="paragraph" style:parent-style-name="Text_20_body" style:list-style-name="L31">
      <style:text-properties officeooo:paragraph-rsid="00297e0e"/>
    </style:style>
    <style:style style:name="P111" style:family="paragraph" style:parent-style-name="Text_20_body" style:list-style-name="L32">
      <style:text-properties officeooo:paragraph-rsid="00248eb0"/>
    </style:style>
    <style:style style:name="P112" style:family="paragraph" style:parent-style-name="Text_20_body" style:list-style-name="L32">
      <style:text-properties style:use-window-font-color="true" officeooo:rsid="0018ca21" officeooo:paragraph-rsid="00248eb0"/>
    </style:style>
    <style:style style:name="T1" style:family="text">
      <style:text-properties style:font-name="Times New Roman"/>
    </style:style>
    <style:style style:name="T2" style:family="text">
      <style:text-properties style:font-name="Times New Roman" officeooo:rsid="0050c7ad"/>
    </style:style>
    <style:style style:name="T3" style:family="text">
      <style:text-properties style:font-name="Times New Roman" officeooo:rsid="006b6ffd"/>
    </style:style>
    <style:style style:name="T4" style:family="text">
      <style:text-properties style:font-name="Times New Roman" officeooo:rsid="001ab786"/>
    </style:style>
    <style:style style:name="T5" style:family="text">
      <style:text-properties style:font-name="Times New Roman" officeooo:rsid="0018f7c6"/>
    </style:style>
    <style:style style:name="T6" style:family="text">
      <style:text-properties style:font-name="Times New Roman" officeooo:rsid="004eef49"/>
    </style:style>
    <style:style style:name="T7" style:family="text">
      <style:text-properties style:font-name="Times New Roman" officeooo:rsid="00549a9d"/>
    </style:style>
    <style:style style:name="T8" style:family="text">
      <style:text-properties style:font-name="Times New Roman" officeooo:rsid="003d0079"/>
    </style:style>
    <style:style style:name="T9" style:family="text">
      <style:text-properties style:font-name="Times New Roman" officeooo:rsid="0042ec14"/>
    </style:style>
    <style:style style:name="T10" style:family="text">
      <style:text-properties style:font-name="Times New Roman" fo:language="pt" fo:country="BR"/>
    </style:style>
    <style:style style:name="T11" style:family="text">
      <style:text-properties style:font-name="Times New Roman" fo:language="pt" fo:country="BR" officeooo:rsid="001c4667"/>
    </style:style>
    <style:style style:name="T12" style:family="text">
      <style:text-properties style:font-name="Times New Roman" fo:language="pt" fo:country="BR" officeooo:rsid="001f227a"/>
    </style:style>
    <style:style style:name="T13" style:family="text">
      <style:text-properties style:font-name="Times New Roman" fo:language="pt" fo:country="BR" officeooo:rsid="001f5f5a"/>
    </style:style>
    <style:style style:name="T14" style:family="text">
      <style:text-properties style:font-name="Times New Roman" fo:language="pt" fo:country="BR" officeooo:rsid="002abbb1"/>
    </style:style>
    <style:style style:name="T15" style:family="text">
      <style:text-properties style:font-name="Times New Roman" fo:language="pt" fo:country="BR" officeooo:rsid="0026dcfd"/>
    </style:style>
    <style:style style:name="T16" style:family="text">
      <style:text-properties style:font-name="Times New Roman" fo:language="pt" fo:country="BR" officeooo:rsid="0031cca8"/>
    </style:style>
    <style:style style:name="T17" style:family="text">
      <style:text-properties style:font-name="Times New Roman" fo:language="pt" fo:country="BR" officeooo:rsid="0035f41b"/>
    </style:style>
    <style:style style:name="T18" style:family="text">
      <style:text-properties style:font-name="Times New Roman" fo:language="pt" fo:country="BR" officeooo:rsid="003ea5f1"/>
    </style:style>
    <style:style style:name="T19" style:family="text">
      <style:text-properties style:font-name="Times New Roman" officeooo:rsid="001c4667"/>
    </style:style>
    <style:style style:name="T20" style:family="text">
      <style:text-properties style:font-name="Times New Roman" officeooo:rsid="001d5bce"/>
    </style:style>
    <style:style style:name="T21" style:family="text">
      <style:text-properties style:font-name="Times New Roman" officeooo:rsid="001c76d6"/>
    </style:style>
    <style:style style:name="T22" style:family="text">
      <style:text-properties style:font-name="Times New Roman" officeooo:rsid="001d4053"/>
    </style:style>
    <style:style style:name="T23" style:family="text">
      <style:text-properties style:font-name="Times New Roman" officeooo:rsid="001d52ad"/>
    </style:style>
    <style:style style:name="T24" style:family="text">
      <style:text-properties style:font-name="Times New Roman" officeooo:rsid="002d693b"/>
    </style:style>
    <style:style style:name="T25" style:family="text">
      <style:text-properties style:font-name="Times New Roman" officeooo:rsid="00334392"/>
    </style:style>
    <style:style style:name="T26" style:family="text">
      <style:text-properties style:font-name="Times New Roman" officeooo:rsid="004242a3"/>
    </style:style>
    <style:style style:name="T27" style:family="text">
      <style:text-properties style:font-name="Liberation Mono"/>
    </style:style>
    <style:style style:name="T28" style:family="text">
      <style:text-properties style:font-name="Liberation Mono" officeooo:rsid="00549a9d"/>
    </style:style>
    <style:style style:name="T29" style:family="text">
      <style:text-properties style:font-name="Liberation Mono" officeooo:rsid="00289a65"/>
    </style:style>
    <style:style style:name="T30" style:family="text">
      <style:text-properties style:font-name="Liberation Mono" officeooo:rsid="003560a6"/>
    </style:style>
    <style:style style:name="T31" style:family="text">
      <style:text-properties style:font-name="Liberation Mono" fo:language="pt" fo:country="BR"/>
    </style:style>
    <style:style style:name="T32" style:family="text">
      <style:text-properties style:font-name="Liberation Mono" fo:language="pt" fo:country="BR" officeooo:rsid="003560a6"/>
    </style:style>
    <style:style style:name="T33" style:family="text">
      <style:text-properties style:font-name="Liberation Mono" fo:language="pt" fo:country="BR" officeooo:rsid="004859b5"/>
    </style:style>
    <style:style style:name="T34" style:family="text">
      <style:text-properties style:font-name="Liberation Mono" officeooo:rsid="00356385"/>
    </style:style>
    <style:style style:name="T35" style:family="text">
      <style:text-properties style:font-name="Liberation Mono" officeooo:rsid="0036d81f"/>
    </style:style>
    <style:style style:name="T36" style:family="text">
      <style:text-properties style:font-name="Liberation Mono" officeooo:rsid="002fad3c"/>
    </style:style>
    <style:style style:name="T37" style:family="text">
      <style:text-properties style:font-name="Liberation Mono" officeooo:rsid="00398313"/>
    </style:style>
    <style:style style:name="T38" style:family="text">
      <style:text-properties style:font-name="Liberation Mono" officeooo:rsid="000f04d2"/>
    </style:style>
    <style:style style:name="T39" style:family="text">
      <style:text-properties style:font-name="Liberation Mono" officeooo:rsid="003a1d42"/>
    </style:style>
    <style:style style:name="T40" style:family="text">
      <style:text-properties style:font-name="Liberation Mono" officeooo:rsid="0043f82c"/>
    </style:style>
    <style:style style:name="T41" style:family="text">
      <style:text-properties style:font-name="Liberation Mono" officeooo:rsid="0045da5a"/>
    </style:style>
    <style:style style:name="T42" style:family="text">
      <style:text-properties style:font-name="Liberation Mono" officeooo:rsid="004d63ca"/>
    </style:style>
    <style:style style:name="T43" style:family="text">
      <style:text-properties style:font-name="Liberation Mono" officeooo:rsid="004f22f0"/>
    </style:style>
    <style:style style:name="T44" style:family="text">
      <style:text-properties style:font-name="Liberation Mono" officeooo:rsid="003d0079"/>
    </style:style>
    <style:style style:name="T45" style:family="text">
      <style:text-properties style:font-name="Liberation Mono" officeooo:rsid="00405beb"/>
    </style:style>
    <style:style style:name="T46" style:family="text">
      <style:text-properties fo:language="pt" fo:country="BR"/>
    </style:style>
    <style:style style:name="T47" style:family="text">
      <style:text-properties fo:language="pt" fo:country="BR" officeooo:rsid="000d3357"/>
    </style:style>
    <style:style style:name="T48" style:family="text">
      <style:text-properties fo:language="pt" fo:country="BR" officeooo:rsid="001ca891"/>
    </style:style>
    <style:style style:name="T49" style:family="text">
      <style:text-properties fo:language="pt" fo:country="BR" officeooo:rsid="001e11d9"/>
    </style:style>
    <style:style style:name="T50" style:family="text">
      <style:text-properties fo:language="pt" fo:country="BR" officeooo:rsid="001703dc"/>
    </style:style>
    <style:style style:name="T51" style:family="text">
      <style:text-properties fo:language="pt" fo:country="BR" officeooo:rsid="002b1de0"/>
    </style:style>
    <style:style style:name="T52" style:family="text">
      <style:text-properties fo:language="pt" fo:country="BR" officeooo:rsid="000c0064"/>
    </style:style>
    <style:style style:name="T53" style:family="text">
      <style:text-properties fo:language="pt" fo:country="BR" officeooo:rsid="002c1168"/>
    </style:style>
    <style:style style:name="T54" style:family="text">
      <style:text-properties fo:language="pt" fo:country="BR" officeooo:rsid="002e33da"/>
    </style:style>
    <style:style style:name="T55" style:family="text">
      <style:text-properties fo:language="pt" fo:country="BR" officeooo:rsid="001bbb0e"/>
    </style:style>
    <style:style style:name="T56" style:family="text">
      <style:text-properties fo:language="pt" fo:country="BR" officeooo:rsid="003129ad"/>
    </style:style>
    <style:style style:name="T57" style:family="text">
      <style:text-properties fo:language="pt" fo:country="BR" officeooo:rsid="002d1083"/>
    </style:style>
    <style:style style:name="T58" style:family="text">
      <style:text-properties fo:language="pt" fo:country="BR" officeooo:rsid="00467403"/>
    </style:style>
    <style:style style:name="T59" style:family="text">
      <style:text-properties fo:language="pt" fo:country="BR" officeooo:rsid="00412d66"/>
    </style:style>
    <style:style style:name="T60" style:family="text">
      <style:text-properties fo:language="pt" fo:country="BR" officeooo:rsid="002caae6"/>
    </style:style>
    <style:style style:name="T61" style:family="text">
      <style:text-properties fo:language="pt" fo:country="BR" officeooo:rsid="0047bb7f"/>
    </style:style>
    <style:style style:name="T62" style:family="text">
      <style:text-properties fo:language="pt" fo:country="BR" officeooo:rsid="004859b5"/>
    </style:style>
    <style:style style:name="T63" style:family="text">
      <style:text-properties fo:language="pt" fo:country="BR" officeooo:rsid="0049d497"/>
    </style:style>
    <style:style style:name="T64" style:family="text">
      <style:text-properties fo:language="pt" fo:country="BR" officeooo:rsid="005a4565"/>
    </style:style>
    <style:style style:name="T65" style:family="text">
      <style:text-properties fo:language="pt" fo:country="BR" officeooo:rsid="005acf7a"/>
    </style:style>
    <style:style style:name="T66" style:family="text">
      <style:text-properties officeooo:rsid="00173ae2"/>
    </style:style>
    <style:style style:name="T67" style:family="text">
      <style:text-properties officeooo:rsid="0017dc1c"/>
    </style:style>
    <style:style style:name="T68" style:family="text">
      <style:text-properties officeooo:rsid="002fad3c"/>
    </style:style>
    <style:style style:name="T69" style:family="text">
      <style:text-properties officeooo:rsid="000d3357"/>
    </style:style>
    <style:style style:name="T70" style:family="text">
      <style:text-properties officeooo:rsid="00549a9d"/>
    </style:style>
    <style:style style:name="T71" style:family="text">
      <style:text-properties officeooo:rsid="002a6b7c"/>
    </style:style>
    <style:style style:name="T72" style:family="text">
      <style:text-properties fo:font-style="normal" fo:font-weight="normal" officeooo:rsid="00229917" style:font-style-asian="normal" style:font-weight-asian="normal" style:font-style-complex="normal" style:font-weight-complex="normal"/>
    </style:style>
    <style:style style:name="T73" style:family="text">
      <style:text-properties fo:font-style="normal" fo:font-weight="normal" officeooo:rsid="002a6b7c" style:font-style-asian="normal" style:font-weight-asian="normal" style:font-style-complex="normal" style:font-weight-complex="normal"/>
    </style:style>
    <style:style style:name="T74" style:family="text">
      <style:text-properties fo:font-style="normal" style:font-style-asian="normal" style:font-style-complex="normal"/>
    </style:style>
    <style:style style:name="T75" style:family="text">
      <style:text-properties fo:font-style="normal" officeooo:rsid="0026fa39" style:font-style-asian="normal" style:font-style-complex="normal"/>
    </style:style>
    <style:style style:name="T76" style:family="text">
      <style:text-properties fo:font-style="normal" officeooo:rsid="006434e6" style:font-style-asian="normal" style:font-style-complex="normal"/>
    </style:style>
    <style:style style:name="T77" style:family="text">
      <style:text-properties fo:font-style="normal" officeooo:rsid="0024ad00" style:font-style-asian="normal" style:font-style-complex="normal"/>
    </style:style>
    <style:style style:name="T78" style:family="text">
      <style:text-properties fo:font-style="normal" officeooo:rsid="00287fb9" style:font-style-asian="normal" style:font-style-complex="normal"/>
    </style:style>
    <style:style style:name="T79" style:family="text">
      <style:text-properties fo:font-style="normal" officeooo:rsid="002d85d1" style:font-style-asian="normal" style:font-style-complex="normal"/>
    </style:style>
    <style:style style:name="T80" style:family="text">
      <style:text-properties fo:font-style="normal" officeooo:rsid="0032d1aa" style:font-style-asian="normal" style:font-style-complex="normal"/>
    </style:style>
    <style:style style:name="T81" style:family="text">
      <style:text-properties fo:font-style="normal" officeooo:rsid="00647818" style:font-style-asian="normal" style:font-style-complex="normal"/>
    </style:style>
    <style:style style:name="T82" style:family="text">
      <style:text-properties officeooo:rsid="000e241a"/>
    </style:style>
    <style:style style:name="T83"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84"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85"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1pt" fo:font-style="normal" style:text-underline-style="none" fo:font-weight="normal" officeooo:rsid="00405beb"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2" fo:font-size="12pt" fo:font-style="normal" style:text-underline-style="none" fo:font-weight="normal" officeooo:rsid="0013c090" style:text-blinking="false" fo:background-color="transparent" loext:char-shading-value="0" style:font-size-asian="12pt" style:font-size-complex="12pt"/>
    </style:style>
    <style:style style:name="T89" style:family="text">
      <style:text-properties fo:font-variant="normal" fo:text-transform="none" fo:color="#000000" style:text-line-through-style="none" style:text-line-through-type="none" style:font-name="Times New Roman2" fo:font-size="12pt" fo:font-style="normal" style:text-underline-style="none" fo:font-weight="normal" officeooo:rsid="006b22bb" style:text-blinking="false" fo:background-color="transparent" loext:char-shading-value="0" style:font-size-asian="12pt" style:font-size-complex="12pt"/>
    </style:style>
    <style:style style:name="T90"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91"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92" style:family="text">
      <style:text-properties officeooo:rsid="00356385"/>
    </style:style>
    <style:style style:name="T93" style:family="text">
      <style:text-properties fo:color="#ff0000" officeooo:rsid="002fad3c"/>
    </style:style>
    <style:style style:name="T94" style:family="text">
      <style:text-properties fo:color="#ff0000" officeooo:rsid="0034f431"/>
    </style:style>
    <style:style style:name="T95" style:family="text">
      <style:text-properties fo:color="#ff0000" fo:language="pt" fo:country="BR" officeooo:rsid="004859b5"/>
    </style:style>
    <style:style style:name="T96" style:family="text">
      <style:text-properties fo:color="#ff0000" officeooo:rsid="00334392"/>
    </style:style>
    <style:style style:name="T97" style:family="text">
      <style:text-properties fo:color="#ff0000" fo:font-weight="normal" officeooo:rsid="0034b7a5" style:font-weight-asian="normal" style:font-weight-complex="normal"/>
    </style:style>
    <style:style style:name="T98" style:family="text">
      <style:text-properties officeooo:rsid="000f04d2"/>
    </style:style>
    <style:style style:name="T99" style:family="text">
      <style:text-properties officeooo:rsid="001e1b53"/>
    </style:style>
    <style:style style:name="T100" style:family="text">
      <style:text-properties officeooo:rsid="00398313"/>
    </style:style>
    <style:style style:name="T101" style:family="text">
      <style:text-properties officeooo:rsid="002d85d1"/>
    </style:style>
    <style:style style:name="T102" style:family="text">
      <style:text-properties officeooo:rsid="00639441"/>
    </style:style>
    <style:style style:name="T103" style:family="text">
      <style:text-properties officeooo:rsid="006ee0f9"/>
    </style:style>
    <style:style style:name="T104" style:family="text">
      <style:text-properties fo:font-weight="bold" officeooo:rsid="0072e8c8" style:font-weight-asian="bold" style:font-weight-complex="bold"/>
    </style:style>
    <style:style style:name="T105" style:family="text">
      <style:text-properties officeooo:rsid="00647818"/>
    </style:style>
    <style:style style:name="T106" style:family="text">
      <style:text-properties officeooo:rsid="0055acf7"/>
    </style:style>
    <style:style style:name="T107" style:family="text">
      <style:text-properties officeooo:rsid="0052a74c"/>
    </style:style>
    <style:style style:name="T108" style:family="text">
      <style:text-properties officeooo:rsid="002939f2"/>
    </style:style>
    <style:style style:name="T109" style:family="text">
      <style:text-properties fo:color="#ff3333" officeooo:rsid="002939f2"/>
    </style:style>
    <style:style style:name="T110" style:family="text">
      <style:text-properties officeooo:rsid="0074b76e"/>
    </style:style>
    <style:style style:name="T111" style:family="text">
      <style:text-properties officeooo:rsid="002aba6a"/>
    </style:style>
    <style:style style:name="T112" style:family="text">
      <style:text-properties officeooo:rsid="002fdec3"/>
    </style:style>
    <style:style style:name="T113" style:family="text">
      <style:text-properties officeooo:rsid="003871a6"/>
    </style:style>
    <style:style style:name="T114" style:family="text">
      <style:text-properties officeooo:rsid="0010fda5"/>
    </style:style>
    <style:style style:name="T115" style:family="text">
      <style:text-properties officeooo:rsid="00289a65"/>
    </style:style>
    <style:style style:name="T116" style:family="text">
      <style:text-properties officeooo:rsid="003a1d42"/>
    </style:style>
    <style:style style:name="T117" style:family="text">
      <style:text-properties officeooo:rsid="003ae11f"/>
    </style:style>
    <style:style style:name="T118" style:family="text">
      <style:text-properties officeooo:rsid="003c060e"/>
    </style:style>
    <style:style style:name="T119" style:family="text">
      <style:text-properties officeooo:rsid="000c0064"/>
    </style:style>
    <style:style style:name="T120" style:family="text">
      <style:text-properties officeooo:rsid="000fdc57"/>
    </style:style>
    <style:style style:name="T121" style:family="text">
      <style:text-properties officeooo:rsid="0061999d"/>
    </style:style>
    <style:style style:name="T122" style:family="text">
      <style:text-properties officeooo:rsid="004783c9"/>
    </style:style>
    <style:style style:name="T123" style:family="text">
      <style:text-properties officeooo:rsid="0048c885"/>
    </style:style>
    <style:style style:name="T124" style:family="text">
      <style:text-properties officeooo:rsid="0008d95b"/>
    </style:style>
    <style:style style:name="T125" style:family="text">
      <style:text-properties officeooo:rsid="0021bcfe"/>
    </style:style>
    <style:style style:name="T126" style:family="text">
      <style:text-properties officeooo:rsid="00574b4f"/>
    </style:style>
    <style:style style:name="T127" style:family="text">
      <style:text-properties officeooo:rsid="003efa25"/>
    </style:style>
    <style:style style:name="T128" style:family="text">
      <style:text-properties officeooo:rsid="003b34c3"/>
    </style:style>
    <style:style style:name="T129" style:family="text">
      <style:text-properties officeooo:rsid="0031871f"/>
    </style:style>
    <style:style style:name="T130" style:family="text">
      <style:text-properties officeooo:rsid="003d0079"/>
    </style:style>
    <style:style style:name="T131" style:family="text">
      <style:text-properties officeooo:rsid="0042ec14"/>
    </style:style>
    <style:style style:name="T132" style:family="text">
      <style:text-properties officeooo:rsid="0016ed8f"/>
    </style:style>
    <style:style style:name="T133" style:family="text">
      <style:text-properties officeooo:rsid="0017e4e1"/>
    </style:style>
    <style:style style:name="T134" style:family="text">
      <style:text-properties officeooo:rsid="001952d9"/>
    </style:style>
    <style:style style:name="T135" style:family="text">
      <style:text-properties officeooo:rsid="001bb883"/>
    </style:style>
    <style:style style:name="T136" style:family="text">
      <style:text-properties officeooo:rsid="001d4026"/>
    </style:style>
    <style:style style:name="T137" style:family="text">
      <style:text-properties officeooo:rsid="001f227a"/>
    </style:style>
    <style:style style:name="T138" style:family="text">
      <style:text-properties officeooo:rsid="001d5bce"/>
    </style:style>
    <style:style style:name="T139" style:family="text">
      <style:text-properties officeooo:rsid="001efd82"/>
    </style:style>
    <style:style style:name="T140" style:family="text">
      <style:text-properties fo:color="#800000" fo:font-weight="bold" officeooo:rsid="0018ca21" style:font-weight-asian="bold" style:font-weight-complex="bold"/>
    </style:style>
    <style:style style:name="T141" style:family="text">
      <style:text-properties officeooo:rsid="00229477"/>
    </style:style>
    <style:style style:name="T142" style:family="text">
      <style:text-properties officeooo:rsid="00148000"/>
    </style:style>
    <style:style style:name="T143" style:family="text">
      <style:text-properties officeooo:rsid="0017e74a"/>
    </style:style>
    <style:style style:name="T144" style:family="text">
      <style:text-properties style:use-window-font-color="true" fo:font-weight="bold" officeooo:rsid="0018ca21" style:font-weight-asian="bold" style:font-weight-complex="bold"/>
    </style:style>
    <style:style style:name="T145" style:family="text">
      <style:text-properties style:use-window-font-color="true" fo:font-weight="bold" officeooo:rsid="0025ef38" style:font-weight-asian="bold" style:font-weight-complex="bold"/>
    </style:style>
    <style:style style:name="T146" style:family="text">
      <style:text-properties style:use-window-font-color="true" officeooo:rsid="001f4bf8"/>
    </style:style>
    <style:style style:name="T147" style:family="text">
      <style:text-properties style:use-window-font-color="true" officeooo:rsid="00236aa9"/>
    </style:style>
    <style:style style:name="T148" style:family="text">
      <style:text-properties style:use-window-font-color="true" officeooo:rsid="0024ca58"/>
    </style:style>
    <style:style style:name="T149" style:family="text">
      <style:text-properties style:use-window-font-color="true" officeooo:rsid="0024d47f"/>
    </style:style>
    <style:style style:name="T150" style:family="text">
      <style:text-properties style:use-window-font-color="true" officeooo:rsid="00251463"/>
    </style:style>
    <style:style style:name="T151" style:family="text">
      <style:text-properties style:use-window-font-color="true" officeooo:rsid="00258865"/>
    </style:style>
    <style:style style:name="T152" style:family="text">
      <style:text-properties style:use-window-font-color="true" officeooo:rsid="0025ef38"/>
    </style:style>
    <style:style style:name="T153" style:family="text">
      <style:text-properties style:use-window-font-color="true" officeooo:rsid="00277700"/>
    </style:style>
    <style:style style:name="T154" style:family="text">
      <style:text-properties officeooo:rsid="001ac03f"/>
    </style:style>
    <style:style style:name="T155" style:family="text">
      <style:text-properties officeooo:rsid="001e899d"/>
    </style:style>
    <style:style style:name="T156" style:family="text">
      <style:text-properties officeooo:rsid="0024e800"/>
    </style:style>
    <style:style style:name="T157" style:family="text">
      <style:text-properties officeooo:rsid="00405beb"/>
    </style:style>
    <style:style style:name="T158" style:family="text">
      <style:text-properties officeooo:rsid="00258e7f"/>
    </style:style>
    <style:style style:name="T159" style:family="text">
      <style:text-properties officeooo:rsid="00280977"/>
    </style:style>
    <style:style style:name="T160" style:family="text">
      <style:text-properties officeooo:rsid="0026dcfd"/>
    </style:style>
    <style:style style:name="T161" style:family="text">
      <style:text-properties officeooo:rsid="001be2b4"/>
    </style:style>
    <style:style style:name="T162" style:family="text">
      <style:text-properties officeooo:rsid="001c922f"/>
    </style:style>
    <style:style style:name="T163" style:family="text">
      <style:text-properties officeooo:rsid="00197811"/>
    </style:style>
    <style:style style:name="T164" style:family="text">
      <style:text-properties officeooo:rsid="001f9403"/>
    </style:style>
    <style:style style:name="T165" style:family="text">
      <style:text-properties officeooo:rsid="002123da"/>
    </style:style>
    <style:style style:name="T166" style:family="text">
      <style:text-properties officeooo:rsid="0025185d"/>
    </style:style>
    <style:style style:name="T167" style:family="text">
      <style:text-properties officeooo:rsid="002d693b"/>
    </style:style>
    <style:style style:name="T168" style:family="text">
      <style:text-properties officeooo:rsid="002e1145"/>
    </style:style>
    <style:style style:name="T169" style:family="text">
      <style:text-properties officeooo:rsid="002fd24e"/>
    </style:style>
    <style:style style:name="T170" style:family="text">
      <style:text-properties officeooo:rsid="00334392"/>
    </style:style>
    <style:style style:name="T171" style:family="text">
      <style:text-properties fo:color="#000000" officeooo:rsid="001f1d0d"/>
    </style:style>
    <style:style style:name="T172" style:family="text">
      <style:text-properties fo:color="#000000" officeooo:rsid="00334392"/>
    </style:style>
    <style:style style:name="T173" style:family="text">
      <style:text-properties fo:color="#000000" officeooo:rsid="002a544b"/>
    </style:style>
    <style:style style:name="T174" style:family="text">
      <style:text-properties fo:color="#000000" fo:font-weight="normal" officeooo:rsid="0034b7a5" style:font-weight-asian="normal" style:font-weight-complex="normal"/>
    </style:style>
    <style:style style:name="T175" style:family="text">
      <style:text-properties fo:color="#000000" officeooo:rsid="0034b7a5"/>
    </style:style>
    <style:style style:name="T176" style:family="text">
      <style:text-properties fo:color="#000000" officeooo:rsid="00353768"/>
    </style:style>
    <style:style style:name="T177" style:family="text">
      <style:text-properties officeooo:rsid="0035f41b"/>
    </style:style>
    <style:style style:name="T178" style:family="text">
      <style:text-properties officeooo:rsid="0036bd54"/>
    </style:style>
    <style:style style:name="T179" style:family="text">
      <style:text-properties officeooo:rsid="00389a40"/>
    </style:style>
    <style:style style:name="T180" style:family="text">
      <style:text-properties officeooo:rsid="0038e04e"/>
    </style:style>
    <style:style style:name="T181" style:family="text">
      <style:text-properties officeooo:rsid="003b2fad"/>
    </style:style>
    <style:style style:name="T182" style:family="text">
      <style:text-properties officeooo:rsid="003d43fe"/>
    </style:style>
    <style:style style:name="T183" style:family="text">
      <style:text-properties officeooo:rsid="004242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ch PREEMPT-RT</text:p>
      <text:p text:style-name="P41">História, funcionamento, instalação, testes, <text:span text:style-name="T141">e aplicações</text:span></text:p>
      <text:p text:style-name="P38"/>
      <text:p text:style-name="P39">Lista de acrônimos:</text:p>
      <text:p text:style-name="P39"><text:tab/>SOTR – Sistema Operacional de Tempo Real</text:p>
      <text:p text:style-name="P39"><text:tab/>SOPG – Sistema Operacional de Propósito Geral</text:p>
      <text:h text:style-name="P54" text:outline-level="1">Sobre o patch PREEMPT-RT</text:h>
      <text:p text:style-name="P34">Bibliografia:</text:p>
      <text:list xml:id="list6162033974269371772" text:style-name="L1">
        <text:list-item>
          <text:p text:style-name="P59">[1]Rostedt, Steven; Hart, Darren V. <text:s/>Internals of the RT Patch. Proceedings of the Linux Symposium, Canada, v. 2, 2007.</text:p>
        </text:list-item>
        <text:list-item>
          <text:p text:style-name="P56"><text:span text:style-name="T137">[2]</text:span><text:bookmark text:name="preemption-models"/>Preemption Models <text:span text:style-name="T137">https://wiki.linuxfoundation.org/realtime/documentation/technical_basics/preemption_models</text:span><text:span text:style-name="T11">, </text:span><text:span text:style-name="T12">acessado em 14/06/2017.</text:span></text:p>
        </text:list-item>
        <text:list-item>
          <text:p text:style-name="P60"><text:span text:style-name="T10">[</text:span><text:span text:style-name="T14">3</text:span><text:span text:style-name="T10">] Preemption, </text:span><text:a xlink:type="simple" xlink:href="http://www.linuxtopia.org/online_books/linux_kernel/kernel_configuration/ch09s03.html#preempt" text:style-name="Internet_20_link" text:visited-style-name="Visited_20_Internet_20_Link">http://www.linuxtopia.org/online_books/linux_kernel/kernel_configuration/ch09s03.html#preempt</text:a><text:span text:style-name="T10">, acessado em 14/06/2017.</text:span></text:p>
        </text:list-item>
        <text:list-item>
          <text:p text:style-name="P57"><text:span text:style-name="T13">[</text:span><text:span text:style-name="T14">4</text:span><text:span text:style-name="T13">] </text:span><text:bookmark text:name="head-e0d2066fcd2da6a097197d67147dc7dc83e96dde"/><text:span text:style-name="T10">Preemption under Linux</text:span><text:span text:style-name="T13">, </text:span><text:a xlink:type="simple" xlink:href="https://kernelnewbies.org/FAQ/Preemption" text:style-name="Internet_20_link" text:visited-style-name="Visited_20_Internet_20_Link">https://kernelnewbies.org/FAQ/Preemption</text:a><text:span text:style-name="T13">, acessado em 14/06/2017.</text:span></text:p>
        </text:list-item>
        <text:list-item>
          <text:p text:style-name="P58"><text:span text:style-name="T16">[5] Kconfig.preempt, </text:span><text:a xlink:type="simple" xlink:href="https://android.googlesource.com/kernel/msm/+/android-msm-smelt-3.10-marshmallow-mr1-wear-release/kernel/Kconfig.preempt" text:style-name="Internet_20_link" text:visited-style-name="Visited_20_Internet_20_Link">https://android.googlesource.com/kernel/msm/+/android-msm-smelt-3.10-marshmallow-mr1-wear-release/kernel/Kconfig.preempt</text:a><text:span text:style-name="T16">, acessado em 19/10/2017</text:span></text:p>
        </text:list-item>
      </text:list>
      <text:h text:style-name="Heading_20_2" text:outline-level="2">Os prop<text:span text:style-name="T161">ó</text:span>sitos de um <text:span text:style-name="T162">S</text:span>istema <text:span text:style-name="T162">O</text:span>peracional de <text:span text:style-name="T162">T</text:span>empo <text:span text:style-name="T162">R</text:span>eal <text:span text:style-name="T178">[1]</text:span></text:h>
      <text:p text:style-name="P14"><text:tab/><text:span text:style-name="T163">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14"><text:tab/><text:span text:style-name="T164">SOPGs podem, em 99,9% dos casos, executar tarefas num tempo menor que SOTR, porém nos 0,01% restantes, o tempo de execução das tarefas pode ser até 100 vezes maior, o que seria </text:span><text:soft-page-break/><text:span text:style-name="T164">suficiente para reprovar um sistema crítico. Embora execute uma tarefa num tempo maior, um SOTR, garante que esta tarefa sempre será executada dentro dos prazos estabelecidos.</text:span></text:p>
      <text:p text:style-name="P14"><text:tab/><text:span text:style-name="T165">Além das exigências quanto ao cumprimento de tarefas dentro de prazos determinados, um SOTR deve atender a requisitos referentes a responsividade. Ao ser submetido a um estímulo, interno ou externo, um SOTR, deve garantir que uma resposta deve ser rápida o suficiente para atender aos requisitos temporais do sistema.</text:span></text:p>
      <text:h text:style-name="P47" text:outline-level="2">Latências <text:span text:style-name="T167">[1]</text:span></text:h>
      <text:p text:style-name="P37"><text:tab/><text:span text:style-name="T166">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456285385795094341" text:style-name="L2">
        <text:list-item>
          <text:p text:style-name="P61">Latência de interrupção: É o tempo <text:span text:style-name="T181">decorrido </text:span>entre a ocorrência de uma interrupção e o momento em que é atendida. <text:span text:style-name="T181">Há também o tempo entre o atendimento da interrupção e a rotina que realmente processará o sinal recebido. O tempo decorrido entre o despertar de um processo de alta prioridade e a sua execução as vezes podem ser consideradas latência de interrupção, uma vez que o seu despertar muitas vezes ocorre devido a algum evento externo.</text:span></text:p>
        </text:list-item>
        <text:list-item>
          <text:p text:style-name="P61">Latência de escalonamento: <text:span text:style-name="T160">É o tempo entre o instante em que uma tarefa de alta prioridade acorda e o momento em que ela inicia a execução.</text:span></text:p>
        </text:list-item>
        <text:list-item>
          <text:p text:style-name="P61"><text:span text:style-name="T177">Latência por i</text:span>nversão de prioridade: <text:span text:style-name="T182">Surge como consequência da inversão de prioridade. É o tempo que uma thread com prioridade alta espera para utilizar algum recurso em uso por uma thread de prioridade baixa. Em muitos casos a inversão de prioridade não pode ser evitada, porém é desejavel que um SOTR de qualidade evite sua ocorrência de forma ilimitada.</text:span></text:p>
        </text:list-item>
        <text:list-item>
          <text:p text:style-name="P61"><text:span text:style-name="T17">Latência por i</text:span><text:span text:style-name="T13">nversão de interrupção: </text:span><text:span text:style-name="T15">É o tempo que uma thread de prioridade alta espera </text:span><text:span text:style-name="T18">pelo manipulador de interrupções que executa uma tarefa de prioridade baixa</text:span><text:span text:style-name="T15">. </text:span><text:span text:style-name="T18">Diferente da inversão de prioridade e inversão de interrupção não pode ser antecipada visto que a ocorrência da maior parte das interrupções não pode ser prevista.</text:span></text:p>
        </text:list-item>
      </text:list>
      <text:h text:style-name="P48" text:outline-level="2"><text:span text:style-name="T19">O </text:span><text:span text:style-name="T20">suporte a preempção </text:span><text:span text:style-name="T24">[2]</text:span><text:span text:style-name="T25">[3][4][5]</text:span></text:h>
      <text:p text:style-name="P19"><text:tab/>O kernel linux suporta nativamente diversos modelos de preempção <text:span text:style-name="T183">e a</text:span>plicações <text:tab/>executadas em espaço do usuário normalmente são preempt<text:span text:style-name="T183">í</text:span>veis.</text:p>
      <text:p text:style-name="P13"><text:span text:style-name="T19"><text:tab/>A </text:span><text:span text:style-name="T21">interrupção</text:span><text:span text:style-name="T19"> de uma tarefa em execução é realizada pelo escalonador </text:span><text:span text:style-name="T21">do sistema, es</text:span><text:span text:style-name="T26">sa</text:span><text:span text:style-name="T21"> ação pode ser desencadeada por chamadas de sistema e interrupções, neste caso o contexto da tarefa interrompida é salvo e o contexto da nova tarefa é restaurado.</text:span></text:p>
      <text:p text:style-name="P13"><text:soft-page-break/><text:span text:style-name="T21"><text:tab/>O kernel linux disponibiliza vários modelos de preempção, a seleção do modelo desejado deve ser feito na configuração que antecede a compilação do kernel. Dois dos modelos de preempção, Preemptible Kernel – Basic RT e </text:span><text:span text:style-name="T22">Fully Preemptible Kernel – RT, </text:span><text:span text:style-name="T21">estão disponíveis apenas após a aplicação do patch PREEMPT_RT.</text:span></text:p>
      <text:h text:style-name="Heading_20_2" text:outline-level="2"><text:span text:style-name="T20">Os </text:span><text:span text:style-name="T19">mo</text:span><text:span text:style-name="T23">del</text:span><text:span text:style-name="T19">os de preempção suportados pelo kernel Linux</text:span></text:h>
      <text:p text:style-name="P26"><text:tab/><text:span text:style-name="T138">O kernel linux suporta cinco modelos de preempção: No Forced Preemption, Voluntary Kernel Preemption, Preemptible Kernel (Low-Latency Desktop), Preemptible Kernel (Basic RT) e Fully Preemptible Kernel (RT).</text:span></text:p>
      <text:list xml:id="list4573382518536630628" text:style-name="L3">
        <text:list-item>
          <text:p text:style-name="P62">No Forced Preemption</text:p>
        </text:list-item>
      </text:list>
      <text:p text:style-name="P40"><text:tab/>Modelo de preempção padrão para sistemas em ambiente de produção, geralmente usado em servidores, é otimizado para maximizar o processamento do kernel, <text:span text:style-name="T168">Na maior parte do tempo </text:span></text:p>
      <text:p text:style-name="P40"><text:span text:style-name="T168">proporciona uma boa latência, porém sem garantias de que atrasos prolongados não ocorreram</text:span>.</text:p>
      <text:p text:style-name="P40"><text:tab/><text:span text:style-name="T169">Esta opção é útil nos casos em que se deseja maximizar o poder de processamento bruto do kernel, independente da latência.</text:span></text:p>
      <text:p text:style-name="P40"><text:s/>Neste modelo apenas interrupções do sistema suspendem a execução de tarefas.</text:p>
      <text:list xml:id="list8448653494533891670" text:style-name="L4">
        <text:list-item>
          <text:p text:style-name="P63">Voluntary Kernel Preemption</text:p>
        </text:list-item>
      </text:list>
      <text:p text:style-name="P35"><text:tab/>Modelo que reduz a latência do kernel ao adicionar <text:span text:style-name="T170">marcadores de preempção, </text:span>explicitamente <text:span text:style-name="T170">ao</text:span> código do kernel e implícit<text:span text:style-name="T170">amente</text:span> nos retornos de chamadas de <text:s/>sistema e retornos de interrupções.</text:p>
      <text:p text:style-name="P26"><text:span text:style-name="T139"><text:tab/>A presença desses pontos reduz a necessidade de re-escalonamento, o que proporciona uma resposta mais rápida à aplicações que tenham um alto grau de interatividade, </text:span><text:span text:style-name="T171">esta abordagem também permite que processos de baixa prioridade </text:span><text:span text:style-name="T172">interrompam processos de</text:span><text:span text:style-name="T173"> maior prioridade</text:span><text:span text:style-name="T171">, mesmo que durante a execução de uma chamada de sistema.</text:span></text:p>
      <text:list xml:id="list7343965136670237239" text:style-name="L5">
        <text:list-item>
          <text:p text:style-name="P64">Preemptible Kernel (Low-Latency Desktop)</text:p>
        </text:list-item>
      </text:list>
      <text:p text:style-name="P20"><text:tab/>Este modelo torna toda a execução do kernel, <text:span text:style-name="T170">que não esteja executando na seção crítica, preemptivel. Neste modo um marcador de preempção é adicionado após cada trecho de desativação da preempção </text:span><text:span text:style-name="T96">(dúvida?)</text:span></text:p>
      <text:list xml:id="list59722504395149575" text:style-name="L6">
        <text:list-item>
          <text:p text:style-name="P65"><text:span text:style-name="Strong_20_Emphasis"><text:span text:style-name="T172">Preemptible Kernel (Basic RT)</text:span></text:span></text:p>
        </text:list-item>
      </text:list>
      <text:p text:style-name="P20"><text:span text:style-name="Strong_20_Emphasis"><text:span text:style-name="T172"><text:tab/></text:span></text:span><text:span text:style-name="Strong_20_Emphasis"><text:span text:style-name="T174">Este modelo é semelhante ao modo Preemptible Kernel (Low-Latency Desktop), com a diferença de que as threads manipuladoras de interrupção são forçadas </text:span></text:span><text:span text:style-name="Strong_20_Emphasis"><text:span text:style-name="T97">(texto da fonte incompleto)</text:span></text:span></text:p>
      <text:list xml:id="list162522956160306" text:continue-numbering="true" text:style-name="L6">
        <text:list-item>
          <text:p text:style-name="P65"><text:span text:style-name="Strong_20_Emphasis"><text:span text:style-name="T172">Fully Preemptible Kernel (RT)</text:span></text:span></text:p>
        </text:list-item>
      </text:list>
      <text:p text:style-name="P20"><text:span text:style-name="T96"><text:tab/></text:span><text:span text:style-name="T175">Neste modelo todo o código do kernel se torna preemptível, exceto algumas regiões críticas. Todas os manipuladores de interrupções são forçados. Vários mecanismos como sleep spinlocks e rt_mutex são implementados para reduzir as seções não preemptíveis. </text:span><text:span text:style-name="T176">Outras seções desativadas por </text:span><text:soft-page-break/><text:span text:style-name="T176">preempção são substituídas por construções de bloqueio separadas. Estas alterações são implementadas para obter um comportamento em tempo real.</text:span></text:p>
      <text:h text:style-name="Heading_20_1" text:outline-level="1">Da compilação, instalação e teste do patch PREEMPT-RT</text:h>
      <text:p text:style-name="P36">Bibliografia:</text:p>
      <text:list xml:id="list5891628610339919321" text:style-name="L7">
        <text:list-item>
          <text:p text:style-name="P68">[1] How to build and install the latest Linux kernel from source, <text:a xlink:type="simple" xlink:href="https://medium.freecodecamp.org/building-and-installing-the-latest-linux-kernel-from-source-6d8df5345980" text:style-name="Internet_20_link" text:visited-style-name="Visited_20_Internet_20_Link">https://medium.freecodecamp.org/building-and-installing-the-latest-linux-kernel-from-source-6d8df5345980</text:a>, acessado em 2<text:span text:style-name="T134">4</text:span>/0<text:span text:style-name="T134">1</text:span>/2017.</text:p>
        </text:list-item>
        <text:list-item>
          <text:p text:style-name="P69">[2] <text:span text:style-name="T133">How to Compile and Install Linux Kernel v4.5 Source On a Debian / Ubuntu Linux, </text:span><text:a xlink:type="simple" xlink:href="https://www.cyberciti.biz/faq/debian-ubuntu-building-installing-a-custom-linux-kernel/" text:style-name="Internet_20_link" text:visited-style-name="Visited_20_Internet_20_Link"><text:span text:style-name="T133">https://www.cyberciti.biz/faq/debian-ubuntu-building-installing-a-custom-linux-kernel/</text:span></text:a><text:span text:style-name="T133">, acessado em 24/01/2017.</text:span></text:p>
        </text:list-item>
        <text:list-item>
          <text:p text:style-name="P66"><text:span text:style-name="T134">[3] </text:span><text:bookmark text:name="firstHeading"/>RT <text:span text:style-name="T134">preempt howto</text:span>, <text:a xlink:type="simple" xlink:href="https://rt.wiki.kernel.org/index.php/RT_PREEMPT_HOWTO" text:style-name="Internet_20_link" text:visited-style-name="Visited_20_Internet_20_Link"><text:span text:style-name="T134">https://rt.wiki.kernel.org/index.php/RT_PREEMPT_HOWTO</text:span></text:a><text:span text:style-name="T134">, acessado em 24/01/2017.</text:span></text:p>
        </text:list-item>
        <text:list-item>
          <text:p text:style-name="P70">[4] RT-Tests, <text:a xlink:type="simple" xlink:href="https://wiki.linuxfoundation.org/realtime/documentation/howto/tools/rt-tests" text:style-name="Internet_20_link" text:visited-style-name="Visited_20_Internet_20_Link">https://wiki.linuxfoundation.org/realtime/documentation/howto/tools/rt-tests</text:a>, acessado em 18/03/2017.</text:p>
        </text:list-item>
        <text:list-item>
          <text:p text:style-name="P67"><text:span text:style-name="T136">[5] </text:span><text:bookmark text:name="worst-case-latency-test-scenarios"/>Worst Case Latency Test Scenarios, <text:a xlink:type="simple" xlink:href="https://wiki.linuxfoundation.org/realtime/documentation/howto/tools/worstcaselatency" text:style-name="Internet_20_link" text:visited-style-name="Visited_20_Internet_20_Link"><text:span text:style-name="T136">https://wiki.linuxfoundation.org/realtime/documentation/howto/tools/worstcaselatency</text:span></text:a><text:span text:style-name="T136">, acessado em 18/03/2017.</text:span></text:p>
        </text:list-item>
      </text:list>
      <text:h text:style-name="Heading_20_2" text:outline-level="2">Definição e preparação do sistema</text:h>
      <text:h text:style-name="Heading_20_3" text:outline-level="3">Do hardware utilizado</text:h>
      <text:p text:style-name="P25"><text:span text:style-name="T47"><text:tab/></text:span><text:span text:style-name="T48">O hardware utilizado foi um </text:span><text:span text:style-name="T49">modesto </text:span><text:span text:style-name="T48">netbook da marca Acer, modelo Aspire One D250-1023, equipado com um processador intel aton N270 à 1,60GHz, 1GB de memória DDR2, disco rígido de 320GB SATA.</text:span></text:p>
      <text:h text:style-name="Heading_20_3" text:outline-level="3">Do sistema operacional utilizado</text:h>
      <text:p text:style-name="P3"><text:tab/><text:span text:style-name="T66">Neste trabalho foi utilizada a distribuição Linux </text:span>Debian 8.8 <text:span text:style-name="T66">(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67">A instalação do sistema operacional foi feita usando a imagem netinstal, cuja versão mais atual pode ser adquirida em:</text:span></text:p>
      <text:list xml:id="list3259448723241722625" text:style-name="L8">
        <text:list-item>
          <text:p text:style-name="P71">https://cdimage.debian.org/cdimage/release/current/i386/iso-cd/</text:p>
        </text:list-item>
      </text:list>
      <text:p text:style-name="P15"><text:tab/><text:span text:style-name="T4">Apenas o sistema base foi instalado, não se fazendo necessário qualquer outro grupo de pacote ou serviços</text:span><text:span text:style-name="T5">. </text:span></text:p>
      <text:p text:style-name="P15"><text:soft-page-break/><text:span text:style-name="T5"><text:tab/></text:span><text:span text:style-name="T4">Durante a instalação o sistema apresentou uma falha na instalação do drive da placa de rede sem fio, que por ser proprietário, não é mantido </text:span><text:span text:style-name="T6">ou distribuída </text:span><text:span text:style-name="T4">oficialmente </text:span><text:span text:style-name="T6">pelos desenvolvedores do Debian</text:span><text:span text:style-name="T4">.</text:span></text:p>
      <text:h text:style-name="P49" text:outline-level="2">Configuração, compilação e instalação do kernel </text:h>
      <text:h text:style-name="P42" text:outline-level="3">Preparando o ambiente</text:h>
      <text:p text:style-name="P12"><text:span text:style-name="T68"><text:tab/>I</text:span>nicialmente <text:span text:style-name="T69">foram</text:span> instaladas as ferramentas e bibliotecas <text:span text:style-name="T69">que necessárias a</text:span>o processo:</text:p>
      <text:list xml:id="list3388317586088446414" text:style-name="L9">
        <text:list-item>
          <text:p text:style-name="P81"><text:span text:style-name="T27">bc</text:span>: linguagem algébrica de precisão arbitrária criada pelo projeto GNU. <text:span text:style-name="T70">É uma das dependências do pacote </text:span><text:span text:style-name="T28">Kernel-package</text:span><text:span text:style-name="T7">.</text:span></text:p>
        </text:list-item>
        <text:list-item>
          <text:p text:style-name="P81"><text:span text:style-name="T29">b</text:span><text:span text:style-name="T27">uild-essential</text:span>: conjunto de ferramentas e bibliotecas usadas na construção do kernel Linux, como o compilador gcc, libc6-dev, gnu make etc, em distribuições Debian e Ubuntu.</text:p>
        </text:list-item>
        <text:list-item>
          <text:p text:style-name="P81"><text:span text:style-name="T27">fakeroot</text:span>: executa um comando em um espaço de usuário com privilégios de administrador (root) para possibilitar a manipulação de arquivos.</text:p>
        </text:list-item>
        <text:list-item>
          <text:p text:style-name="P81"><text:span text:style-name="T27">kernel-package</text:span>: <text:span text:style-name="T71">p</text:span><text:span text:style-name="T72">rove a</text:span><text:span text:style-name="T73">s</text:span><text:span text:style-name="T72"> </text:span><text:span text:style-name="T73">ferramentas</text:span><text:span text:style-name="T72"> </text:span><text:span text:style-name="T73">para criação de</text:span><text:span text:style-name="T72"> pacotes debian contendo uma imagem de kernel ou seus cabeçalhos. </text:span><text:span text:style-name="T73">Estes pacotes são utilizados para instalação de um novo kernel em um sistema Debian e seus derivados.</text:span></text:p>
        </text:list-item>
        <text:list-item>
          <text:p text:style-name="P81"><text:span text:style-name="T27">libssl-dev</text:span>: biblioteca para utilização de recursos SSL e OpenSSL.</text:p>
        </text:list-item>
        <text:list-item>
          <text:p text:style-name="P81"><text:span text:style-name="T27">ncurses-dev</text:span>: bibliotecas utilizadas pelo <text:span text:style-name="T71">utilitário de configuração do kernel, menuconfig.</text:span></text:p>
        </text:list-item>
        <text:list-item>
          <text:p text:style-name="P81"><text:span text:style-name="T27">xz-utils</text:span>: utilitários para a manipulação de arquivos comprimidos utilizando o algoritmo xz.</text:p>
        </text:list-item>
      </text:list>
      <text:p text:style-name="P12"><text:span text:style-name="T69">Sendo</text:span> instalados por meio do comando:</text:p>
      <text:list xml:id="list1093405949472295606" text:style-name="L10">
        <text:list-item>
          <text:p text:style-name="P82"><text:span text:style-name="T30">#</text:span><text:span text:style-name="T27">apt-get install fakeroot build-essential ncurses-dev xz-utils libssl-dev bc</text:span></text:p>
        </text:list-item>
      </text:list>
      <text:p text:style-name="P4">Para instalar o pacote <text:s/><text:span text:style-name="T27">kernel-package</text:span> foi usado o comando:</text:p>
      <text:list xml:id="list162522375391439" text:continue-numbering="true" text:style-name="L10">
        <text:list-item>
          <text:p text:style-name="P105"><text:span text:style-name="T32">#apt-get </text:span><text:span text:style-name="Source_20_Text"><text:span text:style-name="T31">--no-install-recommends</text:span></text:span><text:span text:style-name="T31"> <text:s/></text:span><text:span text:style-name="T32">install <text:s/>kernel-package</text:span></text:p>
        </text:list-item>
      </text:list>
      <text:p text:style-name="P5">A opção <text:span text:style-name="T27">–no-install-recommends</text:span> foi usada para que a instalação do pacote kernel-package não obrigasse a instalação de outros pacotes que não são realmente necessários para a compilação do kernel e a produção dos pacotes debian.</text:p>
      <text:h text:style-name="P42" text:outline-level="3">Obtendo os fontes e aplicando o patch</text:h>
      <text:p text:style-name="P12"><text:tab/><text:span text:style-name="T82">A</text:span> versão do kernel deve ser escolhida de acordo com a versão do patch que será aplicado, <text:span text:style-name="T82">neste caso a escolha foi pela versão 4.4.17.</text:span></text:p>
      <text:p text:style-name="P12"><text:tab/>Os fontes podem ser obtidos por meio dos comandos, <text:span text:style-name="T82">para o kernel</text:span>:</text:p>
      <text:list xml:id="list4452890349627612442" text:style-name="L11">
        <text:list-item>
          <text:p text:style-name="P106"><text:span text:style-name="T84">$</text:span><text:span text:style-name="T83">wget https://www.kernel.org/pub/linux/kernel/v4.x/linux-</text:span><text:soft-page-break/><text:span text:style-name="T83">4.4.17.tar.xz</text:span></text:p>
        </text:list-item>
      </text:list>
      <text:p text:style-name="P12"><text:span text:style-name="T85"><text:tab/></text:span><text:span text:style-name="T86">Para o patch:</text:span></text:p>
      <text:list xml:id="list162522096654235" text:continue-numbering="true" text:style-name="L11">
        <text:list-item>
          <text:p text:style-name="P107"><text:span text:style-name="T91">$</text:span><text:span text:style-name="T90">wget https://www.kernel.org/pub/linux/kernel/projects/rt/4.4/older/patch-4.4.17-rt25.patch.xz</text:span></text:p>
        </text:list-item>
      </text:list>
      <text:p text:style-name="P12"><text:tab/>Após o download dos fontes, os arquivos devem ser descompactados. <text:span text:style-name="T82">Para descompactar o kernel</text:span>:</text:p>
      <text:list xml:id="list1617230969891520575" text:style-name="L12">
        <text:list-item>
          <text:p text:style-name="P83"><text:span text:style-name="T34">$</text:span><text:span text:style-name="T27">xz -cd linux-4.4.17.tar.xz </text:span></text:p>
        </text:list-item>
        <text:list-item>
          <text:p text:style-name="P72">$tar xvf linux-4.4.17.tar</text:p>
        </text:list-item>
      </text:list>
      <text:p text:style-name="P12"><text:tab/><text:span text:style-name="T82">Após a descompactação, u</text:span>ma pasta chamada linux-4.4-17 <text:span text:style-name="T82">é </text:span>criada. Dentro desta pasta o arquivo do patch deverá ser descompactado e aplicado ao kernel:</text:p>
      <text:list xml:id="list7243815376027092326" text:style-name="L13">
        <text:list-item>
          <text:p text:style-name="P73"><text:span text:style-name="T92">$</text:span>cd linux-4.4.17</text:p>
        </text:list-item>
        <text:list-item>
          <text:p text:style-name="P84"><text:span text:style-name="T34">$</text:span><text:span text:style-name="T27">xzcat ../patch-4.4.17-rt25.patch.xz | patch -p1</text:span></text:p>
        </text:list-item>
      </text:list>
      <text:h text:style-name="P42" text:outline-level="3">Co<text:span text:style-name="T68">nfigurando o kernel </text:span><text:span text:style-name="T93">(Revisar: </text:span><text:span text:style-name="T94">Adicionar os resultados obtidos com a análise dos processo usando o cyclictest</text:span><text:span text:style-name="T93">)</text:span></text:h>
      <text:p text:style-name="P12"><text:tab/>Após a aplicação do patch <text:span text:style-name="T98">foi realizada a </text:span>configuração do kernel. Esta configuração está presente no arquivo .config. Antes de executar o utilitário de configuração, uma cópia das configurações do kernel <text:span text:style-name="T98">padrão da distribuição foi feita para comparações futuras</text:span>:</text:p>
      <text:list xml:id="list8081370307206754394" text:style-name="L14">
        <text:list-item>
          <text:p text:style-name="P85"><text:span text:style-name="T35">$</text:span><text:span text:style-name="T27">cp /boot/config-$(uname -r) .config_</text:span><text:span text:style-name="T36">STD</text:span></text:p>
        </text:list-item>
      </text:list>
      <text:p text:style-name="P12"><text:tab/>Para configurar o kernel será utilizado o utilitário <text:span text:style-name="T27">menuconfig</text:span>:</text:p>
      <text:list xml:id="list2668345173145399432" text:style-name="L15">
        <text:list-item>
          <text:p text:style-name="P86"><text:span text:style-name="T35">$</text:span><text:span text:style-name="T27">make menuconfig</text:span></text:p>
        </text:list-item>
      </text:list>
      <text:p text:style-name="P6"><text:tab/>Neste ponto foram geradas <text:span text:style-name="T99">diversas</text:span> versões do arquivo <text:span text:style-name="T100">de configuração a fim de chegar a um kernel que fosse o menos intrusivo possível no comportamento geral do sistema e em particular nas aplicações de tempo real</text:span>. <text:span text:style-name="T99">Neste processo foram testadas algumas configurações sugeridas na documentação do patch</text:span> <text:span text:style-name="T99">e outras identificadas por meio dos testes usando o programa, presente na suite de testes do patch PREEMPT-RT, cyclictest. As configurações alteradas foram:</text:span></text:p>
      <text:list xml:id="list143064390505881142" text:style-name="L16">
        <text:list-item>
          <text:p text:style-name="P87">.config_<text:span text:style-name="T101">V1</text:span>:</text:p>
          <text:list>
            <text:list-item>
              <text:p text:style-name="P87">Definição do sistema como de 32bits.</text:p>
              <text:list>
                <text:list-item>
                  <text:p text:style-name="P88">Para tornar o kernel compatível com a arquitetura <text:s/>do processador utilizado pelo sistema.</text:p>
                </text:list-item>
              </text:list>
            </text:list-item>
            <text:list-item>
              <text:p text:style-name="P89">Seleção da opção High Resolution Timer Support.</text:p>
              <text:list>
                <text:list-item>
                  <text:p text:style-name="P89">Na versão 4.4.17 do kernel esta opção já está selecionado como padrão, e sua habilitação é recomendada pela documentação do patch <text:span text:style-name="T102">PREEMPT-</text:span>RT.</text:p>
                </text:list-item>
              </text:list>
            </text:list-item>
            <text:list-item>
              <text:p text:style-name="P87">Otimização para arquitetura <text:span text:style-name="T103">Pentium-Classic</text:span>.</text:p>
              <text:list>
                <text:list-item>
                  <text:p text:style-name="P88">Esta configuração foi escolhida visando uma menor interferência da arquitetura do <text:soft-page-break/>processador no desempenho geral do sistema e tornar o kernel mais genérico.</text:p>
                </text:list-item>
                <text:list-item>
                  <text:p text:style-name="P90">Inicialmente foi adotado o processador 486 como referência, porém o RTAI apresenta um erro de compilação quando aponta para um kernel com esta configuração. <text:span text:style-name="T104">Esta configuração foi alterada para Pentium-Classic.</text:span></text:p>
                </text:list-item>
              </text:list>
            </text:list-item>
            <text:list-item>
              <text:p text:style-name="P87">Habilitação da opção <text:span text:style-name="T74">Fully Preemptible Kernel (RT).</text:span></text:p>
              <text:list>
                <text:list-item>
                  <text:p text:style-name="P88"><text:span text:style-name="T74">Configuração obrigatória para que o sistema trabalhe como um sistema de tempo real crítico. </text:span><text:span text:style-name="T75">Esta configuração só estará disponível em um kernel cujo patch </text:span><text:span text:style-name="T76">PREEMPT-</text:span><text:span text:style-name="T75">RT foi aplicado</text:span><text:span text:style-name="T77">. </text:span><text:span text:style-name="T78">Com a ativação desta opção, todo o kernel, com exceção de algumas regiões críticas, se tornará preemptivel.</text:span></text:p>
                </text:list-item>
              </text:list>
            </text:list-item>
            <text:list-item>
              <text:p text:style-name="P91">Desabilitar a opção Debug Preemptible Kernel.</text:p>
              <text:list>
                <text:list-item>
                  <text:p text:style-name="P92">Tem sua desabilitação recomendada pela documentação do patch <text:span text:style-name="T105">PREEMPT-</text:span>RT por aumentar a latência do sistema.</text:p>
                </text:list-item>
              </text:list>
            </text:list-item>
            <text:list-item>
              <text:p text:style-name="P93">Desabilitar a opção Debug the x86 FPU <text:span text:style-name="T106">C</text:span>ode.</text:p>
              <text:list>
                <text:list-item>
                  <text:p text:style-name="P92">Assim como a opção anterior deve ser desabilitada.</text:p>
                </text:list-item>
              </text:list>
            </text:list-item>
            <text:list-item>
              <text:p text:style-name="P91">Definição da frequência do relógio em 1000Hz. <text:span text:style-name="T180">(Ver o nome da opção)</text:span></text:p>
              <text:list>
                <text:list-item>
                  <text:p text:style-name="P94">Configuração recomendada pela documentação do kern<text:span text:style-name="T107">e</text:span>l para sistemas que precisem de respostas rápidas <text:span text:style-name="T108">a eventos interativos. </text:span><text:span text:style-name="T109">(Sua real necessidade não foi testada).</text:span></text:p>
                </text:list-item>
              </text:list>
            </text:list-item>
          </text:list>
        </text:list-item>
        <text:list-item>
          <text:p text:style-name="P87"><text:span text:style-name="T74">.config_</text:span><text:span text:style-name="T79">V2</text:span><text:span text:style-name="T74">:</text:span></text:p>
          <text:list>
            <text:list-item>
              <text:p text:style-name="P91">Desabilitar a opção SMP.</text:p>
              <text:list>
                <text:list-item>
                  <text:p text:style-name="P92">Embora existam formas de trabalhar com sistemas que tenham suporte a SMP utilizando o patch <text:span text:style-name="T105">PREEMPT-</text:span>RT, esta opção foi desabilitada para que a arquitetura do processador interfira da menor forma possível no desempenho do sistema.</text:p>
                </text:list-item>
              </text:list>
            </text:list-item>
            <text:list-item>
              <text:p text:style-name="P87"><text:span text:style-name="T74">Desabilitar as opções ACPI. </text:span><text:span text:style-name="T80">(Hibernation, ACPI, APM, Power Management Debug Suporte).</text:span></text:p>
              <text:list>
                <text:list-item>
                  <text:p text:style-name="P96"><text:span text:style-name="T80">T</text:span><text:span text:style-name="T74">em sua remoção do kernel sugerida pela documentação do patch </text:span><text:span text:style-name="T81">PREEMPT-</text:span><text:span text:style-name="T74">RT por influir severamente no comportamento do sistema, como o hardware escolhido foi um netbook, sua intrusão torna-se ainda mais relevante.</text:span></text:p>
                </text:list-item>
              </text:list>
            </text:list-item>
          </text:list>
        </text:list-item>
        <text:list-item>
          <text:p text:style-name="P87"><text:span text:style-name="T74">.config_</text:span><text:span text:style-name="T79">V3</text:span><text:span text:style-name="T74">:</text:span></text:p>
          <text:list>
            <text:list-item>
              <text:p text:style-name="P95">Power Management Debug Support</text:p>
            </text:list-item>
            <text:list-item>
              <text:p text:style-name="P91">Desabilitar a opção CPU Frequency Scaling.</text:p>
              <text:list>
                <text:list-item>
                  <text:p text:style-name="P92">Impede que o sistema altere a frequência do processador e interfira no desempenho do sistema.</text:p>
                </text:list-item>
              </text:list>
            </text:list-item>
            <text:list-item>
              <text:p text:style-name="P91">Desabilitar a opção IDLE.</text:p>
              <text:list>
                <text:list-item>
                  <text:p text:style-name="P92">Como a opção anterior, impede que o sistema altere a performance do processador com fins de poupança de energia. Este recurso se mostrou extremamente intrusivo no <text:soft-page-break/>comportamento geral do sistema, tendo sido apontado diversas vezes pelo programa cyclictes<text:span text:style-name="T110">ts</text:span> como a principal causa de a<text:span text:style-name="T111">u</text:span>mento da latência do sistema.</text:p>
                </text:list-item>
              </text:list>
            </text:list-item>
          </text:list>
        </text:list-item>
      </text:list>
      <text:h text:style-name="P42" text:outline-level="3">Compilando o kernel e gerando os pacotes de instalação</text:h>
      <text:p text:style-name="P12"><text:tab/>Tendo <text:span text:style-name="T112">salvo </text:span>o <text:span text:style-name="T112">arquivo de configuração</text:span>, o kernel <text:span text:style-name="T98">pôde</text:span> ser compilado e os pacotes <text:span text:style-name="T113">debian</text:span> gerados:</text:p>
      <text:list xml:id="list5854487432202172857" text:style-name="L17">
        <text:list-item>
          <text:p text:style-name="P97"><text:span text:style-name="T37">#</text:span><text:span text:style-name="T27">fakeroot make-kpkg --initrd --revision=1.0.</text:span><text:span text:style-name="T38">RTS</text:span><text:span text:style-name="T27"> kernel_image kernel_headers</text:span></text:p>
        </text:list-item>
      </text:list>
      <text:p text:style-name="P12"><text:tab/>Ao fim do processo de compilação dois arquivos <text:span text:style-name="T100">de pacotes debian</text:span> <text:span text:style-name="T98">foram</text:span> gerados na pasta <text:span text:style-name="T98">localizada </text:span>um nível acima da pasta onde se encontram os fontes do kernel:</text:p>
      <text:list xml:id="list138590233646270887" text:style-name="L18">
        <text:list-item>
          <text:p text:style-name="P74">linux-headers-4.4.17-rt25_1.0.<text:span text:style-name="T98">RTS</text:span>_i386.deb</text:p>
        </text:list-item>
        <text:list-item>
          <text:p text:style-name="P98"><text:span text:style-name="T27">linux-image-4.4.17-rt25_1.0.</text:span><text:span text:style-name="T38">RTS</text:span><text:span text:style-name="T27">_i386.deb</text:span></text:p>
        </text:list-item>
      </text:list>
      <text:h text:style-name="P42" text:outline-level="3">Instalando o novo kernel</text:h>
      <text:p text:style-name="P12"><text:tab/>Para instalar o novo kernel,<text:span text:style-name="T114"> </text:span>execut<text:span text:style-name="T114">aram-se</text:span> o<text:span text:style-name="T115">s </text:span>comandos:</text:p>
      <text:list xml:id="list3161812099041282802" text:style-name="L19">
        <text:list-item>
          <text:p text:style-name="P75"><text:span text:style-name="T116">#</text:span>dpkg -i linux-headers-4.4.17-rt25_1.0.<text:span text:style-name="T98">RTS</text:span>_i386.deb</text:p>
        </text:list-item>
        <text:list-item>
          <text:p text:style-name="P99"><text:span text:style-name="T39">#</text:span><text:span text:style-name="T27">dpkg -i linux-image-4.4.17-rt25_1.0.</text:span><text:span text:style-name="T38">RTS</text:span><text:span text:style-name="T27">_i386.deb</text:span></text:p>
        </text:list-item>
      </text:list>
      <text:h text:style-name="P42" text:outline-level="3">Verificando a instalação</text:h>
      <text:p text:style-name="P25"><text:tab/>Para verificar se <text:span text:style-name="T117">a versão do </text:span>kernel atual <text:span text:style-name="T117">corresponde</text:span> <text:span text:style-name="T117">a</text:span>o que foi compilado e instalado:</text:p>
      <text:list xml:id="list211854359724885790" text:style-name="L20">
        <text:list-item>
          <text:p text:style-name="P79"><text:span text:style-name="T118">$</text:span>uname -a</text:p>
        </text:list-item>
      </text:list>
      <text:p text:style-name="P25"><text:span text:style-name="T87"><text:tab/></text:span><text:span text:style-name="T88">O resultado d</text:span><text:span text:style-name="T89">o comando, entre outras informações, deve mostrar a indicação: PREEMPT RT, isso indica que o patch foi aplicado corretamente.</text:span></text:p>
      <text:h text:style-name="Heading_20_2" text:outline-level="2">Compilação e execução dos testes <text:span text:style-name="T132">rt-linux</text:span></text:h>
      <text:h text:style-name="Heading_20_3" text:outline-level="3">A suíte de testes</text:h>
      <text:p text:style-name="P25"><text:tab/>Junto aos utilitários fornecidos pelos desenvolvedores do kernel linux existe um conjunto de testes criados para avaliar diversos parâmetros dos sistemas de tempo real.</text:p>
      <text:p text:style-name="P25"><text:tab/><text:span text:style-name="T135">Neste trabalho foi executada a versão 1.0 dos testes.</text:span></text:p>
      <text:p text:style-name="P25"><text:span text:style-name="T119"><text:tab/>A </text:span>execução dos testes, <text:span text:style-name="T119">foi realizada inicialmente, para fins de comparação, em uma </text:span>instalação padrão do Debian 8.8 (jessie), <text:span text:style-name="T119">com </text:span>kernel <text:span text:style-name="T119">na </text:span>versão 3.16.0 <text:span text:style-name="T119">que já se encontra pré-instalado na distribuição. Em seguida os testes foram executados em três versões do kernel onde o patch rt-linux foi aplicado e algumas configurações foram alteradas para garantir uma menor latência no sistema.</text:span></text:p>
      <text:p text:style-name="P25"><text:tab/><text:span text:style-name="T119">Dentre os programas presentes no conjunto de testes foi executado o programa cyclictest.</text:span></text:p>
      <text:p text:style-name="P25">Este programa mede, com alto grau de precisão, a latência <text:s/>(jitter) de um número definido de tarefas (threads).</text:p>
      <text:p text:style-name="P7"><text:soft-page-break/><text:tab/>Para <text:span text:style-name="T120">ler a página de manual do programa basta executar, no diretório raiz da aplicação, o comando</text:span>:</text:p>
      <text:list xml:id="list7199062138010117823" text:style-name="L21">
        <text:list-item>
          <text:p text:style-name="P76">$man ./src/cyclictest/cyclictest.8</text:p>
        </text:list-item>
      </text:list>
      <text:h text:style-name="Heading_20_3" text:outline-level="3">Baixando os testes oficiais do patch <text:span text:style-name="T121">PREEMPT-RT</text:span></text:h>
      <text:p text:style-name="P8"><text:tab/>O download dos <text:span text:style-name="T122">fontes desses</text:span> testes pode ser feito pelo comando wget:</text:p>
      <text:list xml:id="list2552200964505318016" text:style-name="L22">
        <text:list-item>
          <text:p text:style-name="P100"><text:span text:style-name="T40">$wget https://www.kernel.org/pub/linux/utils/rt-tests/</text:span><text:span text:style-name="T27">rt-tests-1.0.tar.xz</text:span></text:p>
        </text:list-item>
      </text:list>
      <text:p text:style-name="P9"><text:tab/>Para descompactar:</text:p>
      <text:list xml:id="list1080500789319368247" text:style-name="L23">
        <text:list-item>
          <text:p text:style-name="P101">$<text:span text:style-name="T34">$</text:span><text:span text:style-name="T27">xz -cd </text:span><text:span text:style-name="T41">rt-tests-1.0.tar.xz</text:span></text:p>
        </text:list-item>
        <text:list-item>
          <text:p text:style-name="P102"><text:span text:style-name="T41">$</text:span><text:span text:style-name="T27">tar xvf rt-tests-1.0.tar</text:span></text:p>
        </text:list-item>
      </text:list>
      <text:p text:style-name="P16"/>
      <text:p text:style-name="P17"><text:tab/>Outra forma de adquirir os fontes <text:span text:style-name="T123">mais atuais,</text:span> o repositório git do projeto <text:span text:style-name="T123">pode ser acessado usando os comandos</text:span>:</text:p>
      <text:list xml:id="list4307369476489131885" text:style-name="L24">
        <text:list-item>
          <text:p text:style-name="P52">$git clone git://git.kernel.org/pub/scm/utils/rt-tests/rt-tests.git</text:p>
        </text:list-item>
        <text:list-item>
          <text:p text:style-name="P53"><text:span text:style-name="T122">$</text:span>cd rt-tests</text:p>
        </text:list-item>
        <text:list-item>
          <text:p text:style-name="P53"><text:span text:style-name="T122">$</text:span>git checkout stable/v1.<text:span text:style-name="T123">1</text:span></text:p>
        </text:list-item>
      </text:list>
      <text:p text:style-name="P25"><text:tab/>Neste trabalho foi utilizada a versão rt-tests-1.<text:span text:style-name="T124">0, que no momento da escrita, era a versão estável mais atual.</text:span></text:p>
      <text:h text:style-name="Heading_20_3" text:outline-level="3">Compilação dos testes</text:h>
      <text:p text:style-name="P10"><text:tab/>Antes da compilação <text:span text:style-name="T125">os pacotes necessários foram instalados</text:span>:</text:p>
      <text:list xml:id="list707212271194858653" text:style-name="L25">
        <text:list-item>
          <text:p text:style-name="P103"><text:span text:style-name="T29">b</text:span><text:span text:style-name="T27">uild-essential</text:span>: conjunto de ferramentas e bibliotecas usadas na construção do kernel Linux, como o compilador gcc, libc6-dev, gnu make etc, em distribuições Debian e Ubuntu.</text:p>
        </text:list-item>
        <text:list-item>
          <text:p text:style-name="P103"><text:span text:style-name="T42">l</text:span><text:span text:style-name="T27">ibnuma-dev:</text:span> biblioteca que proporciona recursos para o controle de recursos de escalonamento e distribuição de memória NUMA (Nom-Uniform Memory Architeture). </text:p>
        </text:list-item>
      </text:list>
      <text:p text:style-name="P11"><text:tab/>Para instalar:</text:p>
      <text:list xml:id="list4141754868283360415" text:style-name="L26">
        <text:list-item>
          <text:p text:style-name="P104"><text:span text:style-name="T30">#</text:span><text:span text:style-name="T43">apt-get install build-essential libnuma-dev</text:span></text:p>
        </text:list-item>
      </text:list>
      <text:p text:style-name="P18"><text:tab/>Para compilar os testes basta usar o comando <text:span text:style-name="T27">make</text:span> <text:span text:style-name="T126">no </text:span>diretório <text:span text:style-name="T126">dos testes (rt-tests-1.0)</text:span>:</text:p>
      <text:list xml:id="list2012512590217168543" text:style-name="L27">
        <text:list-item>
          <text:p text:style-name="P77">#make</text:p>
        </text:list-item>
      </text:list>
      <text:h text:style-name="Heading_20_3" text:outline-level="3">Executando o programa cyclictest</text:h>
      <text:p text:style-name="P25"><text:span text:style-name="T50"><text:tab/></text:span><text:span text:style-name="T51">O programa cyclictest </text:span><text:span text:style-name="T52">mede, com alto grau de precisão, a latência <text:s/>(jitter) de um número definido de tarefas (threads). </text:span><text:span text:style-name="T51">Este programa permite uma grande variedade de configurações por meio de opções em linha de comando, </text:span><text:span text:style-name="T53">detecção de processos que podem interferir no desempenho do sistema </text:span><text:span text:style-name="T54">e combinado com outros programas pode gerar histogramas relacionados a performance do sistema</text:span><text:span text:style-name="T53">.</text:span></text:p>
      <text:p text:style-name="P25"><text:soft-page-break/><text:span text:style-name="T55"><text:tab/>Inicialmente, o programa, executa uma thread principal, com prioridade padrão do sistema para aplicações de nível do usuário, </text:span><text:span text:style-name="T56">esta </text:span><text:span text:style-name="T55">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56">executada</text:span><text:span text:style-name="T55">, são computados e enviados </text:span><text:span text:style-name="T56">a </text:span><text:span text:style-name="T55">thread principal, que por sua fez calcula os valores de latência (jitter), mínima, máxima e média </text:span><text:span text:style-name="T56">para</text:span><text:span text:style-name="T55"> cada thread de tempo real </text:span><text:span text:style-name="T56">e os apresenta, de forma atualizada, no terminal</text:span><text:span text:style-name="T55">.</text:span></text:p>
      <text:p text:style-name="P25"><text:span text:style-name="T57"><text:tab/>Os testes iniciais foram executados para detectar</text:span><text:span text:style-name="T53"> funcionalidades do kernel, </text:span><text:span text:style-name="T58">além daquelas alteradas pelo patch e aquelas contidas na documentação do mesmo, </text:span><text:span text:style-name="T53">que </text:span><text:span text:style-name="T59">pudessem</text:span><text:span text:style-name="T53"> altera</text:span><text:span text:style-name="T59">r</text:span><text:span text:style-name="T53"> a performance do sistema e </text:span><text:span text:style-name="T60">desta forma serem removidas </text:span><text:span text:style-name="T59">a fim de</text:span><text:span text:style-name="T60"> </text:span><text:span text:style-name="T53">produzir uma versão adequada do </text:span><text:span text:style-name="T59">kernel</text:span><text:span text:style-name="T53">.</text:span></text:p>
      <text:p text:style-name="P25"><text:span text:style-name="T53"><text:tab/></text:span><text:span text:style-name="T58">Para estes testes iniciais </text:span><text:span text:style-name="T61">foi utilizado o comando:</text:span></text:p>
      <text:list xml:id="list640217955939457467" text:style-name="L28">
        <text:list-item>
          <text:p text:style-name="P78">#./cyclictest -a -t -n -p99 -f -b100</text:p>
        </text:list-item>
      </text:list>
      <text:p text:style-name="P21"><text:span text:style-name="T46"><text:tab/>Neste comando os principais parâmetros são: </text:span><text:span text:style-name="T31">-f</text:span><text:span text:style-name="T46"> e </text:span><text:span text:style-name="T31">-b100</text:span><text:span text:style-name="T46">. O parâmetro </text:span><text:span text:style-name="T31">-b100</text:span><text:span text:style-name="T46"> indica que o monitoramento das threads deve ser interrompido e </text:span><text:span text:style-name="T62">o programa </text:span><text:span text:style-name="T33">cyclictest</text:span><text:span text:style-name="T62"> encerrado. O parâmetro </text:span><text:span text:style-name="T33">-f</text:span><text:span text:style-name="T62">, que só pode ser utilizado junto o parâmetro </text:span><text:span text:style-name="T33">-b</text:span><text:span text:style-name="T62">, habilita o uso da função </text:span><text:span text:style-name="T33">ftrace</text:span><text:span text:style-name="T62"> do kernel </text:span><text:span text:style-name="T95">(carece de fontes)</text:span><text:span text:style-name="T62">.</text:span></text:p>
      <text:p text:style-name="P21"><text:span text:style-name="T62"><text:tab/></text:span><text:span text:style-name="T63">De forma geral, este comando, </text:span><text:span text:style-name="T64">além de </text:span><text:span text:style-name="T63">monitora</text:span><text:span text:style-name="T64">r</text:span><text:span text:style-name="T63"> </text:span><text:span text:style-name="T64">a latência referente ao acionamento das</text:span><text:span text:style-name="T63"> threads </text:span><text:span text:style-name="T64">criadas pelo programa cyclictest </text:span><text:span text:style-name="T65">e ao detectar latência superior a 100 us interromper a execução do programa, ele aciona o recurso de rastreio Ftracer do kernel. </text:span></text:p>
      <text:p text:style-name="P22"><text:span text:style-name="T65">(</text:span><text:span text:style-name="T46">Pesquisar sobre o FTRACER)</text:span></text:p>
      <text:p text:style-name="P23">(Definir um intervalo de tempo limite)</text:p>
      <text:h text:style-name="Heading_20_3" text:outline-level="3">Definição <text:span text:style-name="T127">da</text:span> carga <text:span text:style-name="T128">para a execução do cyclictest</text:span></text:h>
      <text:p text:style-name="P25"><text:tab/><text:span text:style-name="T129">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5"><text:tab/><text:span text:style-name="T128">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5"><text:tab/><text:span text:style-name="T130">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44">dd</text:span><text:span text:style-name="T130">, porém estes </text:span><text:soft-page-break/><text:span text:style-name="T130">casos não mantém um uso constante de utilização e nem chegaram a mais que 80% de utilização do processador quando executados no sistema de testes.</text:span></text:p>
      <text:p text:style-name="P25"><text:tab/><text:span text:style-name="T131">Para atingir a carga desejada foi utilizada a solução proposta por Geunsik Lim, que consiste numa combinação dos comandos </text:span><text:span text:style-name="T44">taskset</text:span><text:span text:style-name="T130"> com o comando </text:span><text:span text:style-name="T44">ping</text:span><text:span text:style-name="T8">:</text:span></text:p>
      <text:list xml:id="list6055769874496959061" text:style-name="L29">
        <text:list-item>
          <text:p text:style-name="P80">#t<text:span text:style-name="T179">ask</text:span>set -c 0 /bin/ping -l 100000 -q -s 10 -f localhost</text:p>
        </text:list-item>
      </text:list>
      <text:p text:style-name="P24"><text:span text:style-name="T1"><text:tab/>Esta solução atingiu de forma praticamente constante utilização de 98% do processador no sistema em teste </text:span><text:span text:style-name="T9">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1">.</text:span></text:p>
      <text:p text:style-name="P2"><text:span text:style-name="T1">Para facilitar </text:span><text:span text:style-name="T2">sua</text:span><text:span text:style-name="T1"> execução foi criado o arquivo </text:span><text:span text:style-name="T27">carga.bash</text:span><text:span text:style-name="T1"> contendo a sequência de comandos citad</text:span><text:span text:style-name="T3">a</text:span><text:span text:style-name="T1">.</text:span></text:p>
      <text:h text:style-name="P55" text:outline-level="1">Construindo aplicações de tempo real <text:span text:style-name="T158">(PREEMPT-RT)</text:span></text:h>
      <text:p text:style-name="Text_20_body">Bibliografia:</text:p>
      <text:list xml:id="list4935961110329253291" text:style-name="L30">
        <text:list-item>
          <text:p text:style-name="P108"><text:span text:style-name="T142">[1</text:span>] <text:span text:style-name="T142">Linux Programmer's Manual – sched API, </text:span><text:a xlink:type="simple" xlink:href="http://man7.org/linux/man-pages/man7/sched.7.html" text:style-name="Internet_20_link" text:visited-style-name="Visited_20_Internet_20_Link"><text:span text:style-name="T142">http://man7.org/linux/man-</text:span></text:a><text:a xlink:type="simple" xlink:href="http://man7.org/linux/man-pages/man7/sched.7.html" text:style-name="Internet_20_link" text:visited-style-name="Visited_20_Internet_20_Link"><text:span text:style-name="T142">pages/man7/sched.7.html</text:span></text:a><text:span text:style-name="T142">, acessado em 19/04/2017.</text:span></text:p>
        </text:list-item>
        <text:list-item>
          <text:p text:style-name="P109"><text:span text:style-name="T159">[2] </text:span><text:bookmark text:name="firstHeading1"/>Build an RT-application, <text:a xlink:type="simple" xlink:href="https://rt.wiki.kernel.org/index.php/HOWTO:_Build_an_RT-application" text:style-name="Internet_20_link" text:visited-style-name="Visited_20_Internet_20_Link"><text:span text:style-name="T159">https://rt.wiki.kernel.org/index.php/HOWTO:_Build_an_RT-application</text:span></text:a><text:span text:style-name="T159">, acessado em 19/04/2017.</text:span></text:p>
        </text:list-item>
      </text:list>
      <text:h text:style-name="P50" text:outline-level="2">Compilando um programa</text:h>
      <text:p text:style-name="Text_20_body"><text:tab/>Para compilar um programa <text:span text:style-name="T157">escrito em C</text:span> como uma aplicação <text:span text:style-name="T157">de tempo real utilizamos a opção </text:span><text:span text:style-name="T45">-rtl</text:span><text:span text:style-name="T157"> para ligar as bibliotecas adequadas</text:span>:</text:p>
      <text:list xml:id="list8280629917440016404" text:style-name="L31">
        <text:list-item>
          <text:p text:style-name="P110">gcc -o teste_rt teste_rt.c -lrt</text:p>
        </text:list-item>
      </text:list>
      <text:h text:style-name="P51" text:outline-level="2"><text:span text:style-name="T156">Sched.h</text:span>:</text:h>
      <text:p text:style-name="P31"><text:tab/>Linux fornece um conjunto de chamadas de sistema, reunidas em sched.h, para o controle da execução de processos e threads <text:s/>por meio da configuração da prioridade e política de escalonamento.</text:p>
      <text:p text:style-name="P31"><text:tab/>Desde a versão 2.6.23, Linux utiliza o algoritmo de escalonamento Completely Fair Scheduler (CSF) em substituição ao algoritmo O.</text:p>
      <text:h text:style-name="P43" text:outline-level="3">Políticas de escalonamento:</text:h>
      <text:p text:style-name="P31"><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text:soft-page-break/>do sistema.</text:p>
      <text:p text:style-name="P31"><text:tab/>Caso uma thread tenha selecionado alguma política de escalonamento que não se enquadre nas definições de tempo real (SCHED_OTHER, SCHED_IDLE, SCHED_BATCH) o valor de sua prioridade será ignorado pelo escalonador.</text:p>
      <text:p text:style-name="P31"><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P31"><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P31"><text:tab/>A política de escalonamento de uma thread determina onde ela será inserida na lista de threads com mesma prioridade e como ela se moverá dentro desta lista.</text:p>
      <text:p text:style-name="P31"><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h text:style-name="P44" text:outline-level="3">SCHED_FIFO: Escalonamento First In – First Out</text:h>
      <text:p text:style-name="P31"><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1923841799285625541" text:style-name="L32">
        <text:list-item>
          <text:p text:style-name="P111"><text:span text:style-name="T143">Uma thread que tenha sua execução precedida por outra thread de prioridade maior continuará no inicio da lista para sua prioridade e só será executada quando todas as threads de maior prioridade estiverem no estado bloqueado </text:span><text:span text:style-name="T140">(verificar os possíveis estados que um processo pode ter no Linux)</text:span><text:span text:style-name="T144">.</text:span></text:p>
        </text:list-item>
        <text:list-item>
          <text:p text:style-name="P111">Quando um thread tiver seu estado alterado para “executável”, ela será colocada no fim da lista correspondente a sua prioridade.</text:p>
        </text:list-item>
        <text:list-item>
          <text:p text:style-name="P112">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p>
        </text:list-item>
        <text:list-item>
          <text:p text:style-name="P111"><text:soft-page-break/>Uma thread que execute a chamada sched_yield() será colocada no final da lista.</text:p>
        </text:list-item>
        <text:list-item>
          <text:p text:style-name="P111">A exceção dos eventos citados acima nenhum outro moverá uma thread na lista de espera de execução com prioridades iguais.</text:p>
        </text:list-item>
        <text:list-item>
          <text:p text:style-name="P111">Uma thread é executada até que ele seja bloqueado por uma solicitação de E/S, seja <text:span text:style-name="T154">precedida por uma thread com prioridade mais alta ou quando executa a chamada de sistema sched_yield().</text:span></text:p>
        </text:list-item>
      </text:list>
      <text:h text:style-name="P45" text:outline-level="3">SCHED_RR: Escalonamento Round-Robin</text:h>
      <text:p text:style-name="P32"><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46" text:outline-level="3">SCHED_DEADLINE: Escalonamento de tarefas esporádicas (DeadLine)</text:h>
      <text:p text:style-name="P31"><text:tab/><text:span text:style-name="T155">Este algorítimo foi incorporado a partir da versão 3.14 do Linux. Esta política de escalonamento implementa o algoritmo Global Earliest Deadline First (GEDF) em conjunto com </text:span><text:span text:style-name="T146">Constant Bandwidth Server (CBS) </text:span><text:span text:style-name="T147">[Ver o artigo Constant Bandwidth Server Revisited]</text:span><text:span text:style-name="T146">. Para utilizar EDF e configurar e verificar seus atributos devem ser usadas as chamadas de sistema (específicas do Linux) sched_setattr() e sched_getattr().</text:span></text:p>
      <text:p text:style-name="P31"><text:span text:style-name="T146"><text:tab/></text:span><text:span text:style-name="T148">Tarefas esporádicas executam uma sequência de atividades, onde cada uma é </text:span><text:span text:style-name="T149">executada </text:span><text:span text:style-name="T148">no máximo uma vez por ativação. Cada atividade possui um prazo no qual deve ser executada </text:span><text:span text:style-name="T150">(</text:span><text:span text:style-name="T148"> e um tempo de computação necessário para que seja concluída. </text:span><text:span text:style-name="T149">O momento em que </text:span><text:span text:style-name="T148">uma tarefa esporádica é ativada </text:span><text:span text:style-name="T149">é chamado “release time”, o prazo de execução absoluto é obtido pela soma momento de inicio da execução da tarefa com seu prazo máximo de execução.</text:span></text:p>
      <text:p text:style-name="P31"><text:span text:style-name="T149"><text:tab/></text:span><text:span text:style-name="T150">Ao definir a política de escalonamento de uma thread como SCHED_DEADLINE por meio da chamada sched_setattr(), é possível especificar três parâmetros: período, tempo de execução e deadline, </text:span><text:span text:style-name="T151">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52">Estes parâmetros correspondem aos campos sched_runtime, sched_deadline e </text:span><text:soft-page-break/><text:span text:style-name="T152">sched_period da estrutura sched_attr. Estes campos expressão valores em nanosegundos. Se no campo sched_period o valor for zero, o valor deste será interpretado como sendo igual ao valor de sched_deadline.</text:span></text:p>
      <text:p text:style-name="P29"><text:tab/>Na atribuição de valores para os campos de sched_attr e importante observar a seguinte restrição imposta pelo kernel:</text:p>
      <text:p text:style-name="P31"><text:span text:style-name="T152"><text:tab/></text:span><text:span text:style-name="T145">sched_runtime <text:s/>&lt;= <text:s/>sched_deadline <text:s/>&lt;= <text:s/>sched_period</text:span></text:p>
      <text:p text:style-name="P28"><text:tab/>Alem da restrição anterior, na atual implementação, todos os valores devem ser maior ou iguais a 1024, ou seja valores de tempo um pouco maiores que um microssegundo, e menores que dois elevado a sexagésima terceira potência. Caso os valores não estejam dentro deste intervalo o erro EINVAL será emitido.</text:p>
      <text:p text:style-name="P28"><text:tab/>A implementação conjunta do algoritmo CBS, garante que as threads em execução não se estenderão além do tempo indicado pelo parâmetro sched_runtime.</text:p>
      <text:p text:style-name="P33"><text:span text:style-name="T152"><text:tab/></text:span><text:span text:style-name="T153">Para evitar que o escalonamento de um conjunto de threads não seja viável, o kernel executa um teste de admitância ao definir ou alterar a política e os atributos SCHED_DEADLINE. Caso o teste falhe um erro EBUSY é emitido.</text:span></text:p>
      <text:p text:style-name="P27"><text:tab/>Threads configurados para SCHED_DEADLINE são as de maior prioridade dentro do sistema (dentre as controladas pelo usuário). A execução de qualquer thread SCHED_DEADLINE irá antecipar qualquer thread configurada para as outras diretivas.</text:p>
      <text:p text:style-name="P27"><text:tab/>Threads não podem utilizar a chamada de função fork(), quando isso ocorrer o erro EAGAIN será emitido.</text:p>
      <text:p text:style-name="P30"><text:tab/>Quando uma thread executar a chamada de sistema sched_yield() terminará a execução atual e aguardará um novo período para começ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Negrito"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1" fo:font-family="'Times New Roman'" style:font-style-name="Negrito" style:font-family-generic="roman" style:font-pitch="variable"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18M43S</meta:editing-duration>
    <meta:editing-cycles>38</meta:editing-cycles>
    <meta:generator>LibreOffice/5.1.1.3$Windows_X86_64 LibreOffice_project/89f508ef3ecebd2cfb8e1def0f0ba9a803b88a6d</meta:generator>
    <dc:date>2017-12-16T16:25:20.742000000</dc:date>
    <meta:document-statistic meta:table-count="0" meta:image-count="0" meta:object-count="0" meta:page-count="14" meta:paragraph-count="217" meta:word-count="4474" meta:character-count="30022" meta:non-whitespace-character-count="25779"/>
    <meta:user-defined meta:name="Info 1"/>
    <meta:user-defined meta:name="Info 2"/>
    <meta:user-defined meta:name="Info 3"/>
    <meta:user-defined meta:name="Info 4"/>
  </office:meta>
</office:document-meta>
</file>